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8.075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5.466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page" style:column-width="2.267cm"/>
    </style:style>
    <style:style style:name="co12" style:family="table-column">
      <style:table-column-properties fo:break-before="auto" style:column-width="5.883cm"/>
    </style:style>
    <style:style style:name="co13" style:family="table-column">
      <style:table-column-properties fo:break-before="auto" style:column-width="5.0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9">
      <style:text-properties style:font-name="Arial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font-name="Arial"/>
    </style:style>
  </office:automatic-styles>
  <office:body>
    <office:spreadsheet>
      <table:table table:name="Bestellung 1" table:style-name="ta1" table:print="false"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2"/>
        <table:table-column table:style-name="co3" table:default-cell-style-name="Default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1]*2" office:value-type="float" office:value="2">
            <text:p>2</text:p>
          </table:table-cell>
          <table:table-cell table:formula="of:=MID([.E1];9;7)" office:value-type="string" office:string-value="1099245">
            <text:p>1099245</text:p>
          </table:table-cell>
          <table:table-cell table:formula="of:=IF([.G1]&lt;&gt;&quot;&quot;;[.G1]&amp;&quot;,&quot;&amp;[.F1]&amp;&quot;, &quot;&amp;[.I1];&quot;&quot;)" office:value-type="string" office:string-value="1099245,2, CON_BOX_10L SV5">
            <text:p>1099245,2, CON_BOX_10L SV5</text:p>
          </table:table-cell>
          <table:table-cell table:formula="of:=SUBSTITUTE([.C1]&amp;&quot; &quot;&amp;[.D1];&quot;,&quot;;&quot;&quot;)" office:value-type="string" office:string-value="CON_BOX_10L SV5">
            <text:p>CON_BOX_10L SV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table:formula="of:=[.A2]*2" office:value-type="float" office:value="2">
            <text:p>2</text:p>
          </table:table-cell>
          <table:table-cell table:formula="of:=MID([.E2];9;7)">
            <text:p/>
          </table:table-cell>
          <table:table-cell table:formula="of:=IF([.G2]&lt;&gt;&quot;&quot;;[.G2]&amp;&quot;,&quot;&amp;[.F2]&amp;&quot;, &quot;&amp;[.I2];&quot;&quot;)">
            <text:p/>
          </table:table-cell>
          <table:table-cell table:formula="of:=SUBSTITUTE([.C2]&amp;&quot; &quot;&amp;[.D2];&quot;,&quot;;&quot;&quot;)" office:value-type="string" office:string-value="LED5MM LED1">
            <text:p>LED5MM LED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3]*2" office:value-type="float" office:value="2">
            <text:p>2</text:p>
          </table:table-cell>
          <table:table-cell table:formula="of:=MID([.E3];9;7)" office:value-type="string" office:string-value="1100053">
            <text:p>1100053</text:p>
          </table:table-cell>
          <table:table-cell table:formula="of:=IF([.G3]&lt;&gt;&quot;&quot;;[.G3]&amp;&quot;,&quot;&amp;[.F3]&amp;&quot;, &quot;&amp;[.I3];&quot;&quot;)" office:value-type="string" office:string-value="1100053,2, R-EU_R2010 R51">
            <text:p>1100053,2, R-EU_R2010 R51</text:p>
          </table:table-cell>
          <table:table-cell table:formula="of:=SUBSTITUTE([.C3]&amp;&quot; &quot;&amp;[.D3];&quot;,&quot;;&quot;&quot;)" office:value-type="string" office:string-value="R-EU_R2010 R51">
            <text:p>R-EU_R2010 R5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style-name="ce4" office:value-type="float" office:value="25">
            <text:p>25</text:p>
          </table:table-cell>
          <table:table-cell table:formula="of:=MID([.E4];9;7)" office:value-type="string" office:string-value="1621986">
            <text:p>1621986</text:p>
          </table:table-cell>
          <table:table-cell table:formula="of:=IF([.G4]&lt;&gt;&quot;&quot;;[.G4]&amp;&quot;,&quot;&amp;[.F4]&amp;&quot;, &quot;&amp;[.I4];&quot;&quot;)" office:value-type="string" office:string-value="1621986,25, R-EU_R2010 R20">
            <text:p>1621986,25, R-EU_R2010 R20</text:p>
          </table:table-cell>
          <table:table-cell table:formula="of:=SUBSTITUTE([.C4]&amp;&quot; &quot;&amp;[.D4];&quot;,&quot;;&quot;&quot;)" office:value-type="string" office:string-value="R-EU_R2010 R20">
            <text:p>R-EU_R2010 R20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table:formula="of:=[.A5]*2" office:value-type="float" office:value="20">
            <text:p>20</text:p>
          </table:table-cell>
          <table:table-cell table:formula="of:=MID([.E5];9;7)">
            <text:p/>
          </table:table-cell>
          <table:table-cell table:formula="of:=IF([.G5]&lt;&gt;&quot;&quot;;[.G5]&amp;&quot;,&quot;&amp;[.F5]&amp;&quot;, &quot;&amp;[.I5];&quot;&quot;)">
            <text:p/>
          </table:table-cell>
          <table:table-cell table:formula="of:=SUBSTITUTE([.C5]&amp;&quot; &quot;&amp;[.D5];&quot;,&quot;;&quot;&quot;)" office:value-type="string" office:string-value="R-EU_R0603 R1 R2 R3 R5 R9 R10 R100 R101 R501 R502">
            <text:p>R-EU_R0603 R1 R2 R3 R5 R9 R10 R100 R101 R501 R50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style-name="ce5" office:value-type="float" office:value="0">
            <text:p>0</text:p>
          </table:table-cell>
          <table:table-cell/>
          <table:table-cell table:formula="of:=IF([.G6]&lt;&gt;&quot;&quot;;[.G6]&amp;&quot;,&quot;&amp;[.F6]&amp;&quot;, &quot;&amp;[.I6];&quot;&quot;)">
            <text:p/>
          </table:table-cell>
          <table:table-cell table:formula="of:=SUBSTITUTE([.C6]&amp;&quot; &quot;&amp;[.D6];&quot;,&quot;;&quot;&quot;)" office:value-type="string" office:string-value="R-EU_R0603 R69">
            <text:p>R-EU_R0603 R6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1206K</text:p>
          </table:table-cell>
          <table:table-cell office:value-type="string">
            <text:p>C11, C13, C15, C30, C31, C32, C33, C35</text:p>
          </table:table-cell>
          <table:table-cell office:value-type="string">
            <text:p>Farnell 1759446</text:p>
          </table:table-cell>
          <table:table-cell table:style-name="ce4" office:value-type="float" office:value="20">
            <text:p>20</text:p>
          </table:table-cell>
          <table:table-cell table:formula="of:=MID([.E7];9;7)" office:value-type="string" office:string-value="1759446">
            <text:p>1759446</text:p>
          </table:table-cell>
          <table:table-cell table:formula="of:=IF([.G7]&lt;&gt;&quot;&quot;;[.G7]&amp;&quot;,&quot;&amp;[.F7]&amp;&quot;, &quot;&amp;[.I7];&quot;&quot;)" office:value-type="string" office:string-value="1759446,20, C-EUC1206K C11 C13 C15 C30 C31 C32 C33 C35">
            <text:p>1759446,20, C-EUC1206K C11 C13 C15 C30 C31 C32 C33 C35</text:p>
          </table:table-cell>
          <table:table-cell table:formula="of:=SUBSTITUTE([.C7]&amp;&quot; &quot;&amp;[.D7];&quot;,&quot;;&quot;&quot;)" office:value-type="string" office:string-value="C-EUC1206K C11 C13 C15 C30 C31 C32 C33 C35">
            <text:p>C-EUC1206K C11 C13 C15 C30 C31 C32 C33 C3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8]*2" office:value-type="float" office:value="2">
            <text:p>2</text:p>
          </table:table-cell>
          <table:table-cell/>
          <table:table-cell table:formula="of:=IF([.G8]&lt;&gt;&quot;&quot;;[.G8]&amp;&quot;,&quot;&amp;[.F8]&amp;&quot;, &quot;&amp;[.I8];&quot;&quot;)">
            <text:p/>
          </table:table-cell>
          <table:table-cell table:formula="of:=SUBSTITUTE([.C8]&amp;&quot; &quot;&amp;[.D8];&quot;,&quot;;&quot;&quot;)" office:value-type="string" office:string-value="R-EU_R0603 R68">
            <text:p>R-EU_R0603 R6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11, R24</text:p>
          </table:table-cell>
          <table:table-cell table:style-name="ce2"/>
          <table:table-cell table:formula="of:=[.A9]*2" office:value-type="float" office:value="4">
            <text:p>4</text:p>
          </table:table-cell>
          <table:table-cell table:formula="of:=MID([.E9];9;7)">
            <text:p/>
          </table:table-cell>
          <table:table-cell table:formula="of:=IF([.G9]&lt;&gt;&quot;&quot;;[.G9]&amp;&quot;,&quot;&amp;[.F9]&amp;&quot;, &quot;&amp;[.I9];&quot;&quot;)">
            <text:p/>
          </table:table-cell>
          <table:table-cell table:formula="of:=SUBSTITUTE([.C9]&amp;&quot; &quot;&amp;[.D9];&quot;,&quot;;&quot;&quot;)" office:value-type="string" office:string-value="R-EU_R0603 R11 R24">
            <text:p>R-EU_R0603 R11 R24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table:formula="of:=[.A10]*2" office:value-type="float" office:value="16">
            <text:p>16</text:p>
          </table:table-cell>
          <table:table-cell table:formula="of:=MID([.E10];9;7)">
            <text:p/>
          </table:table-cell>
          <table:table-cell table:formula="of:=IF([.G10]&lt;&gt;&quot;&quot;;[.G10]&amp;&quot;,&quot;&amp;[.F10]&amp;&quot;, &quot;&amp;[.I10];&quot;&quot;)">
            <text:p/>
          </table:table-cell>
          <table:table-cell table:formula="of:=SUBSTITUTE([.C10]&amp;&quot; &quot;&amp;[.D10];&quot;,&quot;;&quot;&quot;)" office:value-type="string" office:string-value="R-EU_R0603 R43 R44 R45 R46 R47 R48 R75 R77">
            <text:p>R-EU_R0603 R43 R44 R45 R46 R47 R48 R75 R77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20">
            <text:p>20</text:p>
          </table:table-cell>
          <table:table-cell table:formula="of:=MID([.E11];9;7)" office:value-type="string" office:string-value="1611967">
            <text:p>1611967</text:p>
          </table:table-cell>
          <table:table-cell table:formula="of:=IF([.G11]&lt;&gt;&quot;&quot;;[.G11]&amp;&quot;,&quot;&amp;[.F11]&amp;&quot;, &quot;&amp;[.I11];&quot;&quot;)" office:value-type="string" office:string-value="1611967,20, C-EUC1206K C12">
            <text:p>1611967,20, C-EUC1206K C12</text:p>
          </table:table-cell>
          <table:table-cell table:formula="of:=SUBSTITUTE([.C11]&amp;&quot; &quot;&amp;[.D11];&quot;,&quot;;&quot;&quot;)" office:value-type="string" office:string-value="C-EUC1206K C12">
            <text:p>C-EUC1206K C1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table:formula="of:=[.A12]*2" office:value-type="float" office:value="8">
            <text:p>8</text:p>
          </table:table-cell>
          <table:table-cell table:formula="of:=MID([.E12];9;7)">
            <text:p/>
          </table:table-cell>
          <table:table-cell table:formula="of:=IF([.G12]&lt;&gt;&quot;&quot;;[.G12]&amp;&quot;,&quot;&amp;[.F12]&amp;&quot;, &quot;&amp;[.I12];&quot;&quot;)">
            <text:p/>
          </table:table-cell>
          <table:table-cell table:formula="of:=SUBSTITUTE([.C12]&amp;&quot; &quot;&amp;[.D12];&quot;,&quot;;&quot;&quot;)" office:value-type="string" office:string-value="R-EU_R0603 R4 R8 R87 R88">
            <text:p>R-EU_R0603 R4 R8 R87 R8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13]*2" office:value-type="float" office:value="12">
            <text:p>12</text:p>
          </table:table-cell>
          <table:table-cell table:formula="of:=MID([.E13];9;7)" office:value-type="string" office:string-value="9235892">
            <text:p>9235892</text:p>
          </table:table-cell>
          <table:table-cell table:formula="of:=IF([.G13]&lt;&gt;&quot;&quot;;[.G13]&amp;&quot;,&quot;&amp;[.F13]&amp;&quot;, &quot;&amp;[.I13];&quot;&quot;)" office:value-type="string" office:string-value="9235892,12, R-EU_R2512 R17 R18 R19 R21 R22 R32">
            <text:p>9235892,12, R-EU_R2512 R17 R18 R19 R21 R22 R32</text:p>
          </table:table-cell>
          <table:table-cell table:formula="of:=SUBSTITUTE([.C13]&amp;&quot; &quot;&amp;[.D13];&quot;,&quot;;&quot;&quot;)" office:value-type="string" office:string-value="R-EU_R2512 R17 R18 R19 R21 R22 R32">
            <text:p>R-EU_R2512 R17 R18 R19 R21 R22 R32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38, R39, R40, R41, R42, R49, R50, R79, R80, R81, R82, R83, R84, R85, R86, R89, R90</text:p>
          </table:table-cell>
          <table:table-cell table:style-name="ce2"/>
          <table:table-cell table:formula="of:=[.A14]*2" office:value-type="float" office:value="36">
            <text:p>36</text:p>
          </table:table-cell>
          <table:table-cell table:formula="of:=MID([.E14];9;7)">
            <text:p/>
          </table:table-cell>
          <table:table-cell table:formula="of:=IF([.G14]&lt;&gt;&quot;&quot;;[.G14]&amp;&quot;,&quot;&amp;[.F14]&amp;&quot;, &quot;&amp;[.I14];&quot;&quot;)">
            <text:p/>
          </table:table-cell>
          <table:table-cell table:formula="of:=SUBSTITUTE([.C14]&amp;&quot; &quot;&amp;[.D14];&quot;,&quot;;&quot;&quot;)" office:value-type="string" office:string-value="R-EU_R0603 R6 R38 R39 R40 R41 R42 R49 R50 R79 R80 R81 R82 R83 R84 R85 R86 R89 R90">
            <text:p>R-EU_R0603 R6 R38 R39 R40 R41 R42 R49 R50 R79 R80 R81 R82 R83 R84 R85 R86 R89 R9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15]*2" office:value-type="float" office:value="4">
            <text:p>4</text:p>
          </table:table-cell>
          <table:table-cell table:formula="of:=MID([.E15];9;7)" office:value-type="string" office:string-value="1653253">
            <text:p>1653253</text:p>
          </table:table-cell>
          <table:table-cell table:formula="of:=IF([.G15]&lt;&gt;&quot;&quot;;[.G15]&amp;&quot;,&quot;&amp;[.F15]&amp;&quot;, &quot;&amp;[.I15];&quot;&quot;)" office:value-type="string" office:string-value="1653253,4, R-EU_R0603 R29 R31">
            <text:p>1653253,4, R-EU_R0603 R29 R31</text:p>
          </table:table-cell>
          <table:table-cell table:formula="of:=SUBSTITUTE([.C15]&amp;&quot; &quot;&amp;[.D15];&quot;,&quot;;&quot;&quot;)" office:value-type="string" office:string-value="R-EU_R0603 R29 R31">
            <text:p>R-EU_R0603 R29 R3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100">
            <text:p>100</text:p>
          </table:table-cell>
          <table:table-cell table:formula="of:=MID([.E16];9;7)" office:value-type="string" office:string-value="1414600">
            <text:p>1414600</text:p>
          </table:table-cell>
          <table:table-cell table:formula="of:=IF([.G16]&lt;&gt;&quot;&quot;;[.G16]&amp;&quot;,&quot;&amp;[.F16]&amp;&quot;, &quot;&amp;[.I16];&quot;&quot;)" office:value-type="string" office:string-value="1414600,100, C-EUC0603 C21 C22">
            <text:p>1414600,100, C-EUC0603 C21 C22</text:p>
          </table:table-cell>
          <table:table-cell table:formula="of:=SUBSTITUTE([.C16]&amp;&quot; &quot;&amp;[.D16];&quot;,&quot;;&quot;&quot;)" office:value-type="string" office:string-value="C-EUC0603 C21 C22">
            <text:p>C-EUC0603 C21 C2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17]*2" office:value-type="float" office:value="2">
            <text:p>2</text:p>
          </table:table-cell>
          <table:table-cell table:formula="of:=MID([.E17];9;7)" office:value-type="string" office:string-value="1621844">
            <text:p>1621844</text:p>
          </table:table-cell>
          <table:table-cell table:formula="of:=IF([.G17]&lt;&gt;&quot;&quot;;[.G17]&amp;&quot;,&quot;&amp;[.F17]&amp;&quot;, &quot;&amp;[.I17];&quot;&quot;)" office:value-type="string" office:string-value="1621844,2, ZENER-DIODESOD80C D5">
            <text:p>1621844,2, ZENER-DIODESOD80C D5</text:p>
          </table:table-cell>
          <table:table-cell table:formula="of:=SUBSTITUTE([.C17]&amp;&quot; &quot;&amp;[.D17];&quot;,&quot;;&quot;&quot;)" office:value-type="string" office:string-value="ZENER-DIODESOD80C D5">
            <text:p>ZENER-DIODESOD80C D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0">
            <text:p>0</text:p>
          </table:table-cell>
          <table:table-cell/>
          <table:table-cell table:formula="of:=IF([.G18]&lt;&gt;&quot;&quot;;[.G18]&amp;&quot;,&quot;&amp;[.F18]&amp;&quot;, &quot;&amp;[.I18];&quot;&quot;)">
            <text:p/>
          </table:table-cell>
          <table:table-cell table:formula="of:=SUBSTITUTE([.C18]&amp;&quot; &quot;&amp;[.D18];&quot;,&quot;;&quot;&quot;)" office:value-type="string" office:string-value="CRYSTALHC49U-V QU">
            <text:p>CRYSTALHC49U-V QU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19]*2" office:value-type="float" office:value="2">
            <text:p>2</text:p>
          </table:table-cell>
          <table:table-cell/>
          <table:table-cell table:formula="of:=IF([.G19]&lt;&gt;&quot;&quot;;[.G19]&amp;&quot;,&quot;&amp;[.F19]&amp;&quot;, &quot;&amp;[.I19];&quot;&quot;)">
            <text:p/>
          </table:table-cell>
          <table:table-cell table:formula="of:=SUBSTITUTE([.C19]&amp;&quot; &quot;&amp;[.D19];&quot;,&quot;;&quot;&quot;)" office:value-type="string" office:string-value="R-EU_R0603 R67">
            <text:p>R-EU_R0603 R67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0]*2" office:value-type="float" office:value="24">
            <text:p>24</text:p>
          </table:table-cell>
          <table:table-cell/>
          <table:table-cell table:formula="of:=IF([.G20]&lt;&gt;&quot;&quot;;[.G20]&amp;&quot;,&quot;&amp;[.F20]&amp;&quot;, &quot;&amp;[.I20];&quot;&quot;)">
            <text:p/>
          </table:table-cell>
          <table:table-cell table:formula="of:=SUBSTITUTE([.C20]&amp;&quot; &quot;&amp;[.D20];&quot;,&quot;;&quot;&quot;)" office:value-type="string" office:string-value="R-EU_R0603 R2B R27 R34 R35 R52 R60 R61 R62 R63 R64 R65 R66">
            <text:p>R-EU_R0603 R2B R27 R34 R35 R52 R60 R61 R62 R63 R64 R65 R66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1]*2" office:value-type="float" office:value="24">
            <text:p>24</text:p>
          </table:table-cell>
          <table:table-cell/>
          <table:table-cell table:formula="of:=IF([.G21]&lt;&gt;&quot;&quot;;[.G21]&amp;&quot;,&quot;&amp;[.F21]&amp;&quot;, &quot;&amp;[.I21];&quot;&quot;)">
            <text:p/>
          </table:table-cell>
          <table:table-cell table:formula="of:=SUBSTITUTE([.C21]&amp;&quot; &quot;&amp;[.D21];&quot;,&quot;;&quot;&quot;)" office:value-type="string" office:string-value="R-EU_R0603 R1B R25 R33 R36 R37 R53 R54 R55 R56 R57 R58 R59">
            <text:p>R-EU_R0603 R1B R25 R33 R36 R37 R53 R54 R55 R56 R57 R58 R5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22]*2" office:value-type="float" office:value="2">
            <text:p>2</text:p>
          </table:table-cell>
          <table:table-cell table:formula="of:=MID([.E22];9;7)" office:value-type="string" office:string-value="1457815">
            <text:p>1457815</text:p>
          </table:table-cell>
          <table:table-cell table:formula="of:=IF([.G22]&lt;&gt;&quot;&quot;;[.G22]&amp;&quot;,&quot;&amp;[.F22]&amp;&quot;, &quot;&amp;[.I22];&quot;&quot;)" office:value-type="string" office:string-value="1457815,2, R-EU_R0603 L7">
            <text:p>1457815,2, R-EU_R0603 L7</text:p>
          </table:table-cell>
          <table:table-cell table:formula="of:=SUBSTITUTE([.C22]&amp;&quot; &quot;&amp;[.D22];&quot;,&quot;;&quot;&quot;)" office:value-type="string" office:string-value="R-EU_R0603 L7">
            <text:p>R-EU_R0603 L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3]*2" office:value-type="float" office:value="2">
            <text:p>2</text:p>
          </table:table-cell>
          <table:table-cell/>
          <table:table-cell table:formula="of:=IF([.G23]&lt;&gt;&quot;&quot;;[.G23]&amp;&quot;,&quot;&amp;[.F23]&amp;&quot;, &quot;&amp;[.I23];&quot;&quot;)">
            <text:p/>
          </table:table-cell>
          <table:table-cell table:formula="of:=SUBSTITUTE([.C23]&amp;&quot; &quot;&amp;[.D23];&quot;,&quot;;&quot;&quot;)" office:value-type="string" office:string-value="R-EU_R0603 R28">
            <text:p>R-EU_R0603 R28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24]*2" office:value-type="float" office:value="2">
            <text:p>2</text:p>
          </table:table-cell>
          <table:table-cell/>
          <table:table-cell table:formula="of:=IF([.G24]&lt;&gt;&quot;&quot;;[.G24]&amp;&quot;,&quot;&amp;[.F24]&amp;&quot;, &quot;&amp;[.I24];&quot;&quot;)">
            <text:p/>
          </table:table-cell>
          <table:table-cell table:formula="of:=SUBSTITUTE([.C24]&amp;&quot; &quot;&amp;[.D24];&quot;,&quot;;&quot;&quot;)" office:value-type="string" office:string-value="R-EU_R0603 R30">
            <text:p>R-EU_R0603 R3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25]*2" office:value-type="float" office:value="6">
            <text:p>6</text:p>
          </table:table-cell>
          <table:table-cell/>
          <table:table-cell table:formula="of:=IF([.G25]&lt;&gt;&quot;&quot;;[.G25]&amp;&quot;,&quot;&amp;[.F25]&amp;&quot;, &quot;&amp;[.I25];&quot;&quot;)">
            <text:p/>
          </table:table-cell>
          <table:table-cell table:formula="of:=SUBSTITUTE([.C25]&amp;&quot; &quot;&amp;[.D25];&quot;,&quot;;&quot;&quot;)" office:value-type="string" office:string-value="R-EU_R0603 R70 R71 R72">
            <text:p>R-EU_R0603 R70 R71 R7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0">
            <text:p>10</text:p>
          </table:table-cell>
          <table:table-cell/>
          <table:table-cell table:formula="of:=IF([.G26]&lt;&gt;&quot;&quot;;[.G26]&amp;&quot;,&quot;&amp;[.F26]&amp;&quot;, &quot;&amp;[.I26];&quot;&quot;)">
            <text:p/>
          </table:table-cell>
          <table:table-cell table:formula="of:=SUBSTITUTE([.C26]&amp;&quot; &quot;&amp;[.D26];&quot;,&quot;;&quot;&quot;)" office:value-type="string" office:string-value="78L05SMD IC4">
            <text:p>78L05SMD IC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table:formula="of:=[.A27]*2" office:value-type="float" office:value="2">
            <text:p>2</text:p>
          </table:table-cell>
          <table:table-cell table:formula="of:=MID([.E27];9;7)">
            <text:p/>
          </table:table-cell>
          <table:table-cell table:formula="of:=IF([.G27]&lt;&gt;&quot;&quot;;[.G27]&amp;&quot;,&quot;&amp;[.F27]&amp;&quot;, &quot;&amp;[.I27];&quot;&quot;)">
            <text:p/>
          </table:table-cell>
          <table:table-cell table:formula="of:=SUBSTITUTE([.C27]&amp;&quot; &quot;&amp;[.D27];&quot;,&quot;;&quot;&quot;)" office:value-type="string" office:string-value="R-EU_R0603 R26">
            <text:p>R-EU_R0603 R26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6, C37</text:p>
          </table:table-cell>
          <table:table-cell table:style-name="ce2"/>
          <table:table-cell table:formula="of:=[.A28]*2" office:value-type="float" office:value="40">
            <text:p>40</text:p>
          </table:table-cell>
          <table:table-cell table:formula="of:=MID([.E28];9;7)">
            <text:p/>
          </table:table-cell>
          <table:table-cell table:formula="of:=IF([.G28]&lt;&gt;&quot;&quot;;[.G28]&amp;&quot;,&quot;&amp;[.F28]&amp;&quot;, &quot;&amp;[.I28];&quot;&quot;)">
            <text:p/>
          </table:table-cell>
          <table:table-cell table:formula="of:=SUBSTITUTE([.C28]&amp;&quot; &quot;&amp;[.D28];&quot;,&quot;;&quot;&quot;)" office:value-type="string" office:string-value="C-EUC0603K C1 C2 C3 C4 C5 C6 C9 C14 C16 C17 C18 C23 C24 C25 C26 C27 C28 C29 C36 C37">
            <text:p>C-EUC0603K C1 C2 C3 C4 C5 C6 C9 C14 C16 C17 C18 C23 C24 C25 C26 C27 C28 C29 C36 C3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9]*2" office:value-type="float" office:value="4">
            <text:p>4</text:p>
          </table:table-cell>
          <table:table-cell table:formula="of:=MID([.E29];9;7)" office:value-type="string" office:string-value="1754066">
            <text:p>1754066</text:p>
          </table:table-cell>
          <table:table-cell table:formula="of:=IF([.G29]&lt;&gt;&quot;&quot;;[.G29]&amp;&quot;,&quot;&amp;[.F29]&amp;&quot;, &quot;&amp;[.I29];&quot;&quot;)" office:value-type="string" office:string-value="1754066,4, CPOL-EUSMCC C19 C20">
            <text:p>1754066,4, CPOL-EUSMCC C19 C20</text:p>
          </table:table-cell>
          <table:table-cell table:formula="of:=SUBSTITUTE([.C29]&amp;&quot; &quot;&amp;[.D29];&quot;,&quot;;&quot;&quot;)" office:value-type="string" office:string-value="CPOL-EUSMCC C19 C20">
            <text:p>CPOL-EUSMCC C19 C2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style-name="ce4" office:value-type="float" office:value="50">
            <text:p>50</text:p>
          </table:table-cell>
          <table:table-cell table:formula="of:=MID([.E30];9;7)" office:value-type="string" office:string-value="1219469">
            <text:p>1219469</text:p>
          </table:table-cell>
          <table:table-cell table:formula="of:=IF([.G30]&lt;&gt;&quot;&quot;;[.G30]&amp;&quot;,&quot;&amp;[.F30]&amp;&quot;, &quot;&amp;[.I30];&quot;&quot;)" office:value-type="string" office:string-value="1219469,50, CPOL-EUE3.5-8 C7 C8">
            <text:p>1219469,50, CPOL-EUE3.5-8 C7 C8</text:p>
          </table:table-cell>
          <table:table-cell table:formula="of:=SUBSTITUTE([.C30]&amp;&quot; &quot;&amp;[.D30];&quot;,&quot;;&quot;&quot;)" office:value-type="string" office:string-value="CPOL-EUE3.5-8 C7 C8">
            <text:p>CPOL-EUE3.5-8 C7 C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table:formula="of:=[.A31]*2" office:value-type="float" office:value="4">
            <text:p>4</text:p>
          </table:table-cell>
          <table:table-cell table:formula="of:=MID([.E31];9;7)">
            <text:p/>
          </table:table-cell>
          <table:table-cell table:formula="of:=IF([.G31]&lt;&gt;&quot;&quot;;[.G31]&amp;&quot;,&quot;&amp;[.F31]&amp;&quot;, &quot;&amp;[.I31];&quot;&quot;)">
            <text:p/>
          </table:table-cell>
          <table:table-cell table:formula="of:=SUBSTITUTE([.C31]&amp;&quot; &quot;&amp;[.D31];&quot;,&quot;;&quot;&quot;)" office:value-type="string" office:string-value="R-EU_R0603 R74 R76">
            <text:p>R-EU_R0603 R74 R7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table:formula="of:=[.A32]*2" office:value-type="float" office:value="2">
            <text:p>2</text:p>
          </table:table-cell>
          <table:table-cell table:formula="of:=MID([.E32];9;7)">
            <text:p/>
          </table:table-cell>
          <table:table-cell table:formula="of:=IF([.G32]&lt;&gt;&quot;&quot;;[.G32]&amp;&quot;,&quot;&amp;[.F32]&amp;&quot;, &quot;&amp;[.I32];&quot;&quot;)">
            <text:p/>
          </table:table-cell>
          <table:table-cell table:formula="of:=SUBSTITUTE([.C32]&amp;&quot; &quot;&amp;[.D32];&quot;,&quot;;&quot;&quot;)" office:value-type="string" office:string-value="R-EU_R0805 R12">
            <text:p>R-EU_R0805 R1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3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6</text:p>
          </table:table-cell>
          <table:table-cell table:formula="of:=[.A33]*2" office:value-type="float" office:value="4">
            <text:p>4</text:p>
          </table:table-cell>
          <table:table-cell table:formula="of:=MID([.E33];9;7)" office:value-type="string" office:string-value="1219476">
            <text:p>1219476</text:p>
          </table:table-cell>
          <table:table-cell table:formula="of:=IF([.G33]&lt;&gt;&quot;&quot;;[.G33]&amp;&quot;,&quot;&amp;[.F33]&amp;&quot;, &quot;&amp;[.I33];&quot;&quot;)" office:value-type="string" office:string-value="1219476,4, CPOL C10 C34">
            <text:p>1219476,4, CPOL C10 C34</text:p>
          </table:table-cell>
          <table:table-cell table:formula="of:=SUBSTITUTE([.C33]&amp;&quot; &quot;&amp;[.D33];&quot;,&quot;;&quot;&quot;)" office:value-type="string" office:string-value="CPOL C10 C34">
            <text:p>CPOL C10 C34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table:formula="of:=[.A34]*2" office:value-type="float" office:value="2">
            <text:p>2</text:p>
          </table:table-cell>
          <table:table-cell/>
          <table:table-cell table:formula="of:=IF([.G34]&lt;&gt;&quot;&quot;;[.G34]&amp;&quot;,&quot;&amp;[.F34]&amp;&quot;, &quot;&amp;[.I34];&quot;&quot;)">
            <text:p/>
          </table:table-cell>
          <table:table-cell table:formula="of:=SUBSTITUTE([.C34]&amp;&quot; &quot;&amp;[.D34];&quot;,&quot;;&quot;&quot;)" office:value-type="string" office:string-value="AVR_XMEGA_A4_44A IC3">
            <text:p>AVR_XMEGA_A4_44A IC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35]*2" office:value-type="float" office:value="10">
            <text:p>10</text:p>
          </table:table-cell>
          <table:table-cell/>
          <table:table-cell table:formula="of:=IF([.G35]&lt;&gt;&quot;&quot;;[.G35]&amp;&quot;,&quot;&amp;[.F35]&amp;&quot;, &quot;&amp;[.I35];&quot;&quot;)">
            <text:p/>
          </table:table-cell>
          <table:table-cell table:formula="of:=SUBSTITUTE([.C35]&amp;&quot; &quot;&amp;[.D35];&quot;,&quot;;&quot;&quot;)" office:value-type="string" office:string-value="BC817-25SMD Q7 Q8 Q9 Q10 Q11">
            <text:p>BC817-25SMD Q7 Q8 Q9 Q10 Q1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table:formula="of:=[.A36]*2" office:value-type="float" office:value="2">
            <text:p>2</text:p>
          </table:table-cell>
          <table:table-cell table:formula="of:=MID([.E36];9;7)">
            <text:p/>
          </table:table-cell>
          <table:table-cell table:formula="of:=IF([.G36]&lt;&gt;&quot;&quot;;[.G36]&amp;&quot;,&quot;&amp;[.F36]&amp;&quot;, &quot;&amp;[.I36];&quot;&quot;)">
            <text:p/>
          </table:table-cell>
          <table:table-cell table:formula="of:=SUBSTITUTE([.C36]&amp;&quot; &quot;&amp;[.D36];&quot;,&quot;;&quot;&quot;)" office:value-type="string" office:string-value="COILCRAFT_D333 L1">
            <text:p>COILCRAFT_D333 L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DC6401N</text:p>
          </table:table-cell>
          <table:table-cell office:value-type="string">
            <text:p>T7, T8, T9</text:p>
          </table:table-cell>
          <table:table-cell office:value-type="string">
            <text:p>Farnell 1467966</text:p>
          </table:table-cell>
          <table:table-cell office:value-type="float" office:value="8">
            <text:p>8</text:p>
          </table:table-cell>
          <table:table-cell table:formula="of:=MID([.E37];9;7)" office:value-type="string" office:string-value="1467966">
            <text:p>1467966</text:p>
          </table:table-cell>
          <table:table-cell table:formula="of:=IF([.G37]&lt;&gt;&quot;&quot;;[.G37]&amp;&quot;,&quot;&amp;[.F37]&amp;&quot;, &quot;&amp;[.I37];&quot;&quot;)" office:value-type="string" office:string-value="1467966,8, FDC6401N T7 T8 T9">
            <text:p>1467966,8, FDC6401N T7 T8 T9</text:p>
          </table:table-cell>
          <table:table-cell table:formula="of:=SUBSTITUTE([.C37]&amp;&quot; &quot;&amp;[.D37];&quot;,&quot;;&quot;&quot;)" office:value-type="string" office:string-value="FDC6401N T7 T8 T9">
            <text:p>FDC6401N T7 T8 T9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table:formula="of:=[.A38]*2" office:value-type="float" office:value="4">
            <text:p>4</text:p>
          </table:table-cell>
          <table:table-cell/>
          <table:table-cell table:formula="of:=IF([.G38]&lt;&gt;&quot;&quot;;[.G38]&amp;&quot;,&quot;&amp;[.F38]&amp;&quot;, &quot;&amp;[.I38];&quot;&quot;)">
            <text:p/>
          </table:table-cell>
          <table:table-cell table:formula="of:=SUBSTITUTE([.C38]&amp;&quot; &quot;&amp;[.D38];&quot;,&quot;;&quot;&quot;)" office:value-type="string" office:string-value="R-EU_WSC2515 F1 F2">
            <text:p>R-EU_WSC2515 F1 F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4">
            <text:p>4</text:p>
          </table:table-cell>
          <table:table-cell table:formula="of:=MID([.E39];9;7)" office:value-type="string" office:string-value="1469512">
            <text:p>1469512</text:p>
          </table:table-cell>
          <table:table-cell table:formula="of:=IF([.G39]&lt;&gt;&quot;&quot;;[.G39]&amp;&quot;,&quot;&amp;[.F39]&amp;&quot;, &quot;&amp;[.I39];&quot;&quot;)" office:value-type="string" office:string-value="1469512,4, ILD217 OK1">
            <text:p>1469512,4, ILD217 OK1</text:p>
          </table:table-cell>
          <table:table-cell table:formula="of:=SUBSTITUTE([.C39]&amp;&quot; &quot;&amp;[.D39];&quot;,&quot;;&quot;&quot;)" office:value-type="string" office:string-value="ILD217 OK1">
            <text:p>ILD217 OK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10">
            <text:p>10</text:p>
          </table:table-cell>
          <table:table-cell table:formula="of:=MID([.E40];9;7)" office:value-type="string" office:string-value="1547140">
            <text:p>1547140</text:p>
          </table:table-cell>
          <table:table-cell table:formula="of:=IF([.G40]&lt;&gt;&quot;&quot;;[.G40]&amp;&quot;,&quot;&amp;[.F40]&amp;&quot;, &quot;&amp;[.I40];&quot;&quot;)" office:value-type="string" office:string-value="1547140,10, IR2181=NCP5181 U$5 U$6">
            <text:p>1547140,10, IR2181=NCP5181 U$5 U$6</text:p>
          </table:table-cell>
          <table:table-cell table:formula="of:=SUBSTITUTE([.C40]&amp;&quot; &quot;&amp;[.D40];&quot;,&quot;;&quot;&quot;)" office:value-type="string" office:string-value="IR2181=NCP5181 U$5 U$6">
            <text:p>IR2181=NCP5181 U$5 U$6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25">
            <text:p>25</text:p>
          </table:table-cell>
          <table:table-cell table:formula="of:=MID([.E41];9;7)" office:value-type="string" office:string-value="1779222">
            <text:p>1779222</text:p>
          </table:table-cell>
          <table:table-cell table:formula="of:=IF([.G41]&lt;&gt;&quot;&quot;;[.G41]&amp;&quot;,&quot;&amp;[.F41]&amp;&quot;, &quot;&amp;[.I41];&quot;&quot;)" office:value-type="string" office:string-value="1779222,25, DIODE-SOD80C D1 D2 D3 D4">
            <text:p>1779222,25, DIODE-SOD80C D1 D2 D3 D4</text:p>
          </table:table-cell>
          <table:table-cell table:formula="of:=SUBSTITUTE([.C41]&amp;&quot; &quot;&amp;[.D41];&quot;,&quot;;&quot;&quot;)" office:value-type="string" office:string-value="DIODE-SOD80C D1 D2 D3 D4">
            <text:p>DIODE-SOD80C D1 D2 D3 D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 Reichelt</text:p>
          </table:table-cell>
          <table:table-cell office:value-type="float" office:value="25">
            <text:p>25</text:p>
          </table:table-cell>
          <table:table-cell table:formula="of:=MID([.E42];9;7)" office:value-type="string" office:string-value="1426352">
            <text:p>1426352</text:p>
          </table:table-cell>
          <table:table-cell table:formula="of:=IF([.G42]&lt;&gt;&quot;&quot;;[.G42]&amp;&quot;,&quot;&amp;[.F42]&amp;&quot;, &quot;&amp;[.I42];&quot;&quot;)" office:value-type="string" office:string-value="1426352,25, LM324D IC1 IC2">
            <text:p>1426352,25, LM324D IC1 IC2</text:p>
          </table:table-cell>
          <table:table-cell table:formula="of:=SUBSTITUTE([.C42]&amp;&quot; &quot;&amp;[.D42];&quot;,&quot;;&quot;&quot;)" office:value-type="string" office:string-value="LM324D IC1 IC2">
            <text:p>LM324D IC1 IC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table:formula="of:=[.A43]*2" office:value-type="float" office:value="2">
            <text:p>2</text:p>
          </table:table-cell>
          <table:table-cell table:formula="of:=MID([.E43];9;7)">
            <text:p/>
          </table:table-cell>
          <table:table-cell table:formula="of:=IF([.G43]&lt;&gt;&quot;&quot;;[.G43]&amp;&quot;,&quot;&amp;[.F43]&amp;&quot;, &quot;&amp;[.I43];&quot;&quot;)">
            <text:p/>
          </table:table-cell>
          <table:table-cell table:formula="of:=SUBSTITUTE([.C43]&amp;&quot; &quot;&amp;[.D43];&quot;,&quot;;&quot;&quot;)" office:value-type="string" office:string-value="LM1117 U$1">
            <text:p>LM1117 U$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office:value-type="float" office:value="100">
            <text:p>100</text:p>
          </table:table-cell>
          <table:table-cell table:formula="of:=MID([.E44];9;7)" office:value-type="string" office:string-value="1551908">
            <text:p>1551908</text:p>
          </table:table-cell>
          <table:table-cell table:formula="of:=IF([.G44]&lt;&gt;&quot;&quot;;[.G44]&amp;&quot;,&quot;&amp;[.F44]&amp;&quot;, &quot;&amp;[.I44];&quot;&quot;)" office:value-type="string" office:string-value="1551908,100, MOSFET-NIRLR8743 T1 T2 T3 T4 T5 T6 T11">
            <text:p>1551908,100, MOSFET-NIRLR8743 T1 T2 T3 T4 T5 T6 T11</text:p>
          </table:table-cell>
          <table:table-cell table:formula="of:=SUBSTITUTE([.C44]&amp;&quot; &quot;&amp;[.D44];&quot;,&quot;;&quot;&quot;)" office:value-type="string" office:string-value="MOSFET-NIRLR8743 T1 T2 T3 T4 T5 T6 T11">
            <text:p>MOSFET-NIRLR8743 T1 T2 T3 T4 T5 T6 T1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7, R23</text:p>
          </table:table-cell>
          <table:table-cell office:value-type="string">
            <text:p>Farnell 9528075</text:p>
          </table:table-cell>
          <table:table-cell office:value-type="float" office:value="5">
            <text:p>5</text:p>
          </table:table-cell>
          <table:table-cell table:formula="of:=MID([.E45];9;7)" office:value-type="string" office:string-value="9528075">
            <text:p>9528075</text:p>
          </table:table-cell>
          <table:table-cell table:formula="of:=IF([.G45]&lt;&gt;&quot;&quot;;[.G45]&amp;&quot;,&quot;&amp;[.F45]&amp;&quot;, &quot;&amp;[.I45];&quot;&quot;)" office:value-type="string" office:string-value="9528075,5, R-EU_R0603 R7 R23">
            <text:p>9528075,5, R-EU_R0603 R7 R23</text:p>
          </table:table-cell>
          <table:table-cell table:formula="of:=SUBSTITUTE([.C45]&amp;&quot; &quot;&amp;[.D45];&quot;,&quot;;&quot;&quot;)" office:value-type="string" office:string-value="R-EU_R0603 R7 R23">
            <text:p>R-EU_R0603 R7 R2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table:formula="of:=[.A46]*2" office:value-type="float" office:value="12">
            <text:p>12</text:p>
          </table:table-cell>
          <table:table-cell table:formula="of:=MID([.E46];9;7)">
            <text:p/>
          </table:table-cell>
          <table:table-cell table:formula="of:=IF([.G46]&lt;&gt;&quot;&quot;;[.G46]&amp;&quot;,&quot;&amp;[.F46]&amp;&quot;, &quot;&amp;[.I46];&quot;&quot;)">
            <text:p/>
          </table:table-cell>
          <table:table-cell table:formula="of:=SUBSTITUTE([.C46]&amp;&quot; &quot;&amp;[.D46];&quot;,&quot;;&quot;&quot;)" office:value-type="string" office:string-value="SOLPAD3MM BATT+ BATT- COIL1 COIL2 SUPP+ SUPP-">
            <text:p>SOLPAD3MM BATT+ BATT- COIL1 COIL2 SUPP+ SUPP-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table:formula="of:=[.A47]*2" office:value-type="float" office:value="8">
            <text:p>8</text:p>
          </table:table-cell>
          <table:table-cell table:formula="of:=MID([.E47];9;7)">
            <text:p/>
          </table:table-cell>
          <table:table-cell table:formula="of:=IF([.G47]&lt;&gt;&quot;&quot;;[.G47]&amp;&quot;,&quot;&amp;[.F47]&amp;&quot;, &quot;&amp;[.I47];&quot;&quot;)">
            <text:p/>
          </table:table-cell>
          <table:table-cell table:formula="of:=SUBSTITUTE([.C47]&amp;&quot; &quot;&amp;[.D47];&quot;,&quot;;&quot;&quot;)" office:value-type="string" office:string-value="TPTP15R TP1 TP2 TP3 TP4">
            <text:p>TPTP15R TP1 TP2 TP3 TP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1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table:formula="of:=[.A48]*2" office:value-type="float" office:value="2">
            <text:p>2</text:p>
          </table:table-cell>
          <table:table-cell table:formula="of:=MID([.E48];9;7)">
            <text:p/>
          </table:table-cell>
          <table:table-cell table:formula="of:=IF([.G48]&lt;&gt;&quot;&quot;;[.G48]&amp;&quot;,&quot;&amp;[.F48]&amp;&quot;, &quot;&amp;[.I48];&quot;&quot;)">
            <text:p/>
          </table:table-cell>
          <table:table-cell table:formula="of:=SUBSTITUTE([.C48]&amp;&quot; &quot;&amp;[.D48];&quot;,&quot;;&quot;&quot;)" office:value-type="string" office:string-value="MA04-1 SV2">
            <text:p>MA04-1 SV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49]*2" office:value-type="float" office:value="2">
            <text:p>2</text:p>
          </table:table-cell>
          <table:table-cell table:formula="of:=MID([.E49];9;7)" office:value-type="string" office:string-value="1096979">
            <text:p>1096979</text:p>
          </table:table-cell>
          <table:table-cell table:formula="of:=IF([.G49]&lt;&gt;&quot;&quot;;[.G49]&amp;&quot;,&quot;&amp;[.F49]&amp;&quot;, &quot;&amp;[.I49];&quot;&quot;)" office:value-type="string" office:string-value="1096979,2, ML6L SV4">
            <text:p>1096979,2, ML6L SV4</text:p>
          </table:table-cell>
          <table:table-cell table:formula="of:=SUBSTITUTE([.C49]&amp;&quot; &quot;&amp;[.D49];&quot;,&quot;;&quot;&quot;)" office:value-type="string" office:string-value="ML6L SV4">
            <text:p>ML6L SV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AUX2</text:p>
          </table:table-cell>
          <table:table-cell table:style-name="ce2"/>
          <table:table-cell table:formula="of:=[.A50]*2" office:value-type="float" office:value="2">
            <text:p>2</text:p>
          </table:table-cell>
          <table:table-cell table:formula="of:=MID([.E50];9;7)">
            <text:p/>
          </table:table-cell>
          <table:table-cell table:formula="of:=IF([.G50]&lt;&gt;&quot;&quot;;[.G50]&amp;&quot;,&quot;&amp;[.F50]&amp;&quot;, &quot;&amp;[.I50];&quot;&quot;)">
            <text:p/>
          </table:table-cell>
          <table:table-cell table:formula="of:=SUBSTITUTE([.C50]&amp;&quot; &quot;&amp;[.D50];&quot;,&quot;;&quot;&quot;)" office:value-type="string" office:string-value="MA04-1 AUX2">
            <text:p>MA04-1 AUX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formula="of:=[.A51]*2" office:value-type="float" office:value="2">
            <text:p>2</text:p>
          </table:table-cell>
          <table:table-cell table:formula="of:=MID([.E51];9;7)">
            <text:p/>
          </table:table-cell>
          <table:table-cell table:formula="of:=IF([.G51]&lt;&gt;&quot;&quot;;[.G51]&amp;&quot;,&quot;&amp;[.F51]&amp;&quot;, &quot;&amp;[.I51];&quot;&quot;)">
            <text:p/>
          </table:table-cell>
          <table:table-cell table:formula="of:=SUBSTITUTE([.C51]&amp;&quot; &quot;&amp;[.D51];&quot;,&quot;;&quot;&quot;)" office:value-type="string" office:string-value="MA07-1 SV1">
            <text:p>MA07-1 SV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 table:style-name="Default"/>
          <table:table-cell table:style-name="Default"/>
          <table:table-cell table:style-name="ce1"/>
          <table:table-cell table:formula="of:=IF([.G52]&lt;&gt;&quot;&quot;;[.G52]&amp;&quot;,&quot;&amp;[.F52]&amp;&quot;, &quot;&amp;[.I52];&quot;&quot;)">
            <text:p/>
          </table:table-cell>
          <table:table-cell table:formula="of:=SUBSTITUTE([.C52]&amp;&quot; &quot;&amp;[.D52];&quot;,&quot;;&quot;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IRLR8726PBF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98305">
            <text:p>1698305</text:p>
          </table:table-cell>
          <table:table-cell table:formula="of:=IF([.G53]&lt;&gt;&quot;&quot;;[.G53]&amp;&quot;,&quot;&amp;[.F53]&amp;&quot;, &quot;&amp;[.I53];&quot;&quot;)" office:value-type="string" office:string-value="1698305,1, IRLR8726PBF  ">
            <text:p>1698305,1, IRLR8726PBF <text:s/></text:p>
          </table:table-cell>
          <table:table-cell table:formula="of:=SUBSTITUTE([.C53]&amp;&quot; &quot;&amp;[.D53];&quot;,&quot;;&quot;&quot;)" office:value-type="string" office:string-value="IRLR8726PBF  ">
            <text:p>IRLR8726PBF <text:s/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>
            <text:p>IRLR8721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551907">
            <text:p>1551907</text:p>
          </table:table-cell>
          <table:table-cell table:formula="of:=IF([.G54]&lt;&gt;&quot;&quot;;[.G54]&amp;&quot;,&quot;&amp;[.F54]&amp;&quot;, &quot;&amp;[.I54];&quot;&quot;)" office:value-type="string" office:string-value="1551907,1, IRLR8721  ">
            <text:p>1551907,1, IRLR8721 <text:s/></text:p>
          </table:table-cell>
          <table:table-cell table:formula="of:=SUBSTITUTE([.C54]&amp;&quot; &quot;&amp;[.D54];&quot;,&quot;;&quot;&quot;)" office:value-type="string" office:string-value="IRLR8721  ">
            <text:p>IRLR8721 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u 6</text:p>
          </table:table-cell>
          <table:table-cell table:style-name="Default"/>
          <table:table-cell/>
          <table:table-cell table:style-name="ce1" office:value-type="float" office:value="4">
            <text:p>4</text:p>
          </table:table-cell>
          <table:table-cell office:value-type="float" office:value="1097021">
            <text:p>1097021</text:p>
          </table:table-cell>
          <table:table-cell table:formula="of:=IF([.G55]&lt;&gt;&quot;&quot;;[.G55]&amp;&quot;,&quot;&amp;[.F55]&amp;&quot;, &quot;&amp;[.I55];&quot;&quot;)" office:value-type="string" office:string-value="1097021,4, bu 6 ">
            <text:p>1097021,4, bu 6 </text:p>
          </table:table-cell>
          <table:table-cell table:formula="of:=SUBSTITUTE([.C55]&amp;&quot; &quot;&amp;[.D55];&quot;,&quot;;&quot;&quot;)" office:value-type="string" office:string-value="bu 6 ">
            <text:p>bu 6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Bu10</text:p>
          </table:table-cell>
          <table:table-cell table:style-name="Default"/>
          <table:table-cell table:style-name="Default"/>
          <table:table-cell table:style-name="Default" office:value-type="float" office:value="3">
            <text:p>3</text:p>
          </table:table-cell>
          <table:table-cell table:style-name="ce1" office:value-type="float" office:value="1099236">
            <text:p>1099236</text:p>
          </table:table-cell>
          <table:table-cell table:formula="of:=IF([.G56]&lt;&gt;&quot;&quot;;[.G56]&amp;&quot;,&quot;&amp;[.F56]&amp;&quot;, &quot;&amp;[.I56];&quot;&quot;)" office:value-type="string" office:string-value="1099236,3, Bu10 ">
            <text:p>1099236,3, Bu10 </text:p>
          </table:table-cell>
          <table:table-cell table:formula="of:=SUBSTITUTE([.C56]&amp;&quot; &quot;&amp;[.D56];&quot;,&quot;;&quot;&quot;)" office:value-type="string" office:string-value="Bu10 ">
            <text:p>Bu10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100nf</text:p>
          </table:table-cell>
          <table:table-cell table:style-name="Default"/>
          <table:table-cell table:style-name="Default"/>
          <table:table-cell table:style-name="Default" office:value-type="float" office:value="1000">
            <text:p>1000</text:p>
          </table:table-cell>
          <table:table-cell table:style-name="ce1" office:value-type="string">
            <text:p><text:a xlink:href="http://de.farnell.com/kemet/c0603c104k5rac-tu/capacitor-mlcc-0603-50v-0-1uf/dp/1692286">1692286</text:a></text:p>
          </table:table-cell>
          <table:table-cell table:formula="of:=IF([.G57]&lt;&gt;&quot;&quot;;[.G57]&amp;&quot;,&quot;&amp;[.F57]&amp;&quot;, &quot;&amp;[.I57];&quot;&quot;)" office:value-type="string" office:string-value="1692286,1000, 100nf ">
            <text:p>1692286,1000, 100nf </text:p>
          </table:table-cell>
          <table:table-cell table:formula="of:=SUBSTITUTE([.C57]&amp;&quot; &quot;&amp;[.D57];&quot;,&quot;;&quot;&quot;)" office:value-type="string" office:string-value="100nf ">
            <text:p>100nf </text:p>
          </table:table-cell>
          <table:table-cell table:number-columns-repeated="1015"/>
        </table:table-row>
      </table:table>
      <table:table table:name="Bestellung 2" table:style-name="ta1" table:print="false"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4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3" table:default-cell-style-name="ce6"/>
        <table:table-column table:style-name="co4" table:number-columns-repeated="1014" table:default-cell-style-name="ce6"/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Device</text:p>
          </table:table-cell>
          <table:table-cell table:style-name="ce7" office:value-type="string">
            <text:p>Parts</text:p>
          </table:table-cell>
          <table:table-cell table:style-name="ce7" office:value-type="string">
            <text:p>BEST</text:p>
          </table:table-cell>
          <table:table-cell office:value-type="string">
            <text:p>vorhanden</text:p>
          </table:table-cell>
          <table:table-cell table:style-name="ce7" office:value-type="string">
            <text:p>zu Bestellen</text:p>
          </table:table-cell>
          <table:table-cell office:value-type="string">
            <text:p>Farnell importer</text:p>
          </table:table-cell>
          <table:table-cell table:number-columns-repeated="1016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aux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1</text:p>
          </table:table-cell>
          <table:table-cell table:number-columns-repeated="2" table:style-name="ce9"/>
          <table:table-cell table:style-name="ce9" table:formula="of:=IF([.$G$1]*[.A3]-[.F3]&gt;0;[.$G$1]*[.A3]-[.F3];0)" office:value-type="float" office:value="0">
            <text:p>0</text:p>
          </table:table-cell>
          <table:table-cell table:formula="of:=IF(AND([.E3]&lt;&gt;&quot;&quot;;[.G3]&gt;0);MID([.E3];9;7)&amp;&quot;,&quot;&amp;[.G3]&amp;&quot;, &quot;&amp;[.I3];&quot;&quot;)">
            <text:p/>
          </table:table-cell>
          <table:table-cell table:formula="of:=[.B3]" office:value-type="string" office:string-value="aux">
            <text:p>aux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encoder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2</text:p>
          </table:table-cell>
          <table:table-cell table:number-columns-repeated="2" table:style-name="ce9"/>
          <table:table-cell table:style-name="ce9" table:formula="of:=IF([.$G$1]*[.A4]-[.F4]&gt;0;[.$G$1]*[.A4]-[.F4];0)" office:value-type="float" office:value="0">
            <text:p>0</text:p>
          </table:table-cell>
          <table:table-cell table:formula="of:=IF(AND([.E4]&lt;&gt;&quot;&quot;;[.G4]&gt;0);MID([.E4];9;7)&amp;&quot;,&quot;&amp;[.G4]&amp;&quot;, &quot;&amp;[.I4];&quot;&quot;)">
            <text:p/>
          </table:table-cell>
          <table:table-cell table:formula="of:=[.B4]" office:value-type="string" office:string-value="encoder">
            <text:p>encode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SOLPAD3MM</text:p>
          </table:table-cell>
          <table:table-cell table:style-name="ce8" office:value-type="string">
            <text:p>BATT+, BATT-, COIL1, COIL2, SUPP+, SUPP-</text:p>
          </table:table-cell>
          <table:table-cell table:number-columns-repeated="2" table:style-name="ce9"/>
          <table:table-cell table:style-name="ce9" table:formula="of:=IF([.$G$1]*[.A5]-[.F5]&gt;0;[.$G$1]*[.A5]-[.F5];0)" office:value-type="float" office:value="0">
            <text:p>0</text:p>
          </table:table-cell>
          <table:table-cell table:formula="of:=IF(AND([.E5]&lt;&gt;&quot;&quot;;[.G5]&gt;0);MID([.E5];9;7)&amp;&quot;,&quot;&amp;[.G5]&amp;&quot;, &quot;&amp;[.I5];&quot;&quot;)">
            <text:p/>
          </table:table-cell>
          <table:table-cell table:formula="of:=[.B5]" office:value-type="string" office:string-value="SOLPAD3MM">
            <text:p>SOLPAD3MM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6">
          <table:table-cell table:style-name="ce8" office:value-type="float" office:value="21">
            <text:p>2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C-EUC0603K</text:p>
          </table:table-cell>
          <table:table-cell table:style-name="ce8" office:value-type="string">
            <text:p>C1, C2, C3, C4, C5, C6, C9, C13, C14, C16, C17, C18, C23, C24, C25, C26, C27, C28, C29, C36, C37</text:p>
          </table:table-cell>
          <table:table-cell table:style-name="ce9"/>
          <table:table-cell table:style-name="ce9" office:value-type="float" office:value="1000">
            <text:p>1000</text:p>
          </table:table-cell>
          <table:table-cell table:style-name="ce9" table:formula="of:=IF([.$G$1]*[.A6]-[.F6]&gt;0;[.$G$1]*[.A6]-[.F6];0)" office:value-type="float" office:value="0">
            <text:p>0</text:p>
          </table:table-cell>
          <table:table-cell table:formula="of:=IF(AND([.E6]&lt;&gt;&quot;&quot;;[.G6]&gt;0);MID([.E6];9;7)&amp;&quot;,&quot;&amp;[.G6]&amp;&quot;, &quot;&amp;[.I6];&quot;&quot;)">
            <text:p/>
          </table:table-cell>
          <table:table-cell table:formula="of:=[.B6]" office:value-type="string" office:string-value="100n">
            <text:p>100n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0µF/35V</text:p>
          </table:table-cell>
          <table:table-cell table:style-name="ce8" office:value-type="string">
            <text:p>CPOL</text:p>
          </table:table-cell>
          <table:table-cell table:style-name="ce8" office:value-type="string">
            <text:p>C10, C34</text:p>
          </table:table-cell>
          <table:table-cell table:style-name="ce8" office:value-type="string">
            <text:p>Farnell 121947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7]-[.F7]&gt;0;[.$G$1]*[.A7]-[.F7];0)" office:value-type="float" office:value="0">
            <text:p>0</text:p>
          </table:table-cell>
          <table:table-cell table:formula="of:=IF(AND([.E7]&lt;&gt;&quot;&quot;;[.G7]&gt;0);MID([.E7];9;7)&amp;&quot;,&quot;&amp;[.G7]&amp;&quot;, &quot;&amp;[.I7];&quot;&quot;)">
            <text:p/>
          </table:table-cell>
          <table:table-cell table:formula="of:=[.B7]" office:value-type="string" office:string-value="1000µF/35V">
            <text:p>1000µF/3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1u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1, C15, C30, C31, C32, C33, C38, C39, C40</text:p>
          </table:table-cell>
          <table:table-cell table:style-name="ce8" office:value-type="string">
            <text:p>Farnell 1759446</text:p>
          </table:table-cell>
          <table:table-cell table:style-name="ce9" office:value-type="float" office:value="40">
            <text:p>40</text:p>
          </table:table-cell>
          <table:table-cell table:style-name="ce9" table:formula="of:=IF([.$G$1]*[.A8]-[.F8]&gt;0;[.$G$1]*[.A8]-[.F8];0)" office:value-type="float" office:value="0">
            <text:p>0</text:p>
          </table:table-cell>
          <table:table-cell table:formula="of:=IF(AND([.E8]&lt;&gt;&quot;&quot;;[.G8]&gt;0);MID([.E8];9;7)&amp;&quot;,&quot;&amp;[.G8]&amp;&quot;, &quot;&amp;[.I8];&quot;&quot;)">
            <text:p/>
          </table:table-cell>
          <table:table-cell table:formula="of:=[.B8]" office:value-type="string" office:string-value="1u">
            <text:p>1u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8" office:value-type="string">
            <text:p>10µF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2, C35, C41, C42, C43</text:p>
          </table:table-cell>
          <table:table-cell table:style-name="ce8" office:value-type="string">
            <text:p>Farnell 1611967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9]-[.F9]&gt;0;[.$G$1]*[.A9]-[.F9];0)" office:value-type="float" office:value="0">
            <text:p>0</text:p>
          </table:table-cell>
          <table:table-cell table:formula="of:=IF(AND([.E9]&lt;&gt;&quot;&quot;;[.G9]&gt;0);MID([.E9];9;7)&amp;&quot;,&quot;&amp;[.G9]&amp;&quot;, &quot;&amp;[.I9];&quot;&quot;)">
            <text:p/>
          </table:table-cell>
          <table:table-cell table:formula="of:=[.B9]" office:value-type="string" office:string-value="10µF">
            <text:p>10µF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u Tan</text:p>
          </table:table-cell>
          <table:table-cell table:style-name="ce8" office:value-type="string">
            <text:p>CPOL-EUSMCC</text:p>
          </table:table-cell>
          <table:table-cell table:style-name="ce8" office:value-type="string">
            <text:p>C19, C20</text:p>
          </table:table-cell>
          <table:table-cell table:style-name="ce8" office:value-type="string">
            <text:p>Farnell 1754066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0]-[.F10]&gt;0;[.$G$1]*[.A10]-[.F10];0)" office:value-type="float" office:value="0">
            <text:p>0</text:p>
          </table:table-cell>
          <table:table-cell table:formula="of:=IF(AND([.E10]&lt;&gt;&quot;&quot;;[.G10]&gt;0);MID([.E10];9;7)&amp;&quot;,&quot;&amp;[.G10]&amp;&quot;, &quot;&amp;[.I10];&quot;&quot;)">
            <text:p/>
          </table:table-cell>
          <table:table-cell table:formula="of:=[.B10]" office:value-type="string" office:string-value="100u Tan">
            <text:p>100u Tan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p</text:p>
          </table:table-cell>
          <table:table-cell table:style-name="ce8" office:value-type="string">
            <text:p>C-EUC0603</text:p>
          </table:table-cell>
          <table:table-cell table:style-name="ce8" office:value-type="string">
            <text:p>C21, C22</text:p>
          </table:table-cell>
          <table:table-cell table:style-name="ce8" office:value-type="string">
            <text:p>Farnell 1414600 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11]-[.F11]&gt;0;[.$G$1]*[.A11]-[.F11];0)" office:value-type="float" office:value="0">
            <text:p>0</text:p>
          </table:table-cell>
          <table:table-cell table:formula="of:=IF(AND([.E11]&lt;&gt;&quot;&quot;;[.G11]&gt;0);MID([.E11];9;7)&amp;&quot;,&quot;&amp;[.G11]&amp;&quot;, &quot;&amp;[.I11];&quot;&quot;)">
            <text:p/>
          </table:table-cell>
          <table:table-cell table:formula="of:=[.B11]" office:value-type="string" office:string-value="10p">
            <text:p>10p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330µF / 25V</text:p>
          </table:table-cell>
          <table:table-cell table:style-name="ce8" office:value-type="string">
            <text:p>CPOL-EUE3.5-8</text:p>
          </table:table-cell>
          <table:table-cell table:style-name="ce8" office:value-type="string">
            <text:p>C7, C8</text:p>
          </table:table-cell>
          <table:table-cell table:style-name="ce8" office:value-type="string">
            <text:p>Farnell 121946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12]-[.F12]&gt;0;[.$G$1]*[.A12]-[.F12];0)" office:value-type="float" office:value="0">
            <text:p>0</text:p>
          </table:table-cell>
          <table:table-cell table:formula="of:=IF(AND([.E12]&lt;&gt;&quot;&quot;;[.G12]&gt;0);MID([.E12];9;7)&amp;&quot;,&quot;&amp;[.G12]&amp;&quot;, &quot;&amp;[.I12];&quot;&quot;)">
            <text:p/>
          </table:table-cell>
          <table:table-cell table:formula="of:=[.B12]" office:value-type="string" office:string-value="330µF / 25V">
            <text:p>330µF / 2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string">
            <text:p>LL43-GS08</text:p>
          </table:table-cell>
          <table:table-cell table:style-name="ce8" office:value-type="string">
            <text:p>DIODE-SOD80C</text:p>
          </table:table-cell>
          <table:table-cell table:style-name="ce8" office:value-type="string">
            <text:p>D1, D2, D3, D4, D6, D7</text:p>
          </table:table-cell>
          <table:table-cell table:style-name="ce8" office:value-type="string">
            <text:p>Farnell 9804226 oder alt. 1779222 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3]-[.F13]&gt;0;[.$G$1]*[.A13]-[.F13];0)" office:value-type="float" office:value="0">
            <text:p>0</text:p>
          </table:table-cell>
          <table:table-cell table:formula="of:=IF(AND([.E13]&lt;&gt;&quot;&quot;;[.G13]&gt;0);MID([.E13];9;7)&amp;&quot;,&quot;&amp;[.G13]&amp;&quot;, &quot;&amp;[.I13];&quot;&quot;)">
            <text:p/>
          </table:table-cell>
          <table:table-cell table:formula="of:=[.B13]" office:value-type="string" office:string-value="LL43-GS08">
            <text:p>LL43-GS08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5V BZT55C15</text:p>
          </table:table-cell>
          <table:table-cell table:style-name="ce8" office:value-type="string">
            <text:p>ZENER-DIODESOD80C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Farnell 1621844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4]-[.F14]&gt;0;[.$G$1]*[.A14]-[.F14];0)" office:value-type="float" office:value="0">
            <text:p>0</text:p>
          </table:table-cell>
          <table:table-cell table:formula="of:=IF(AND([.E14]&lt;&gt;&quot;&quot;;[.G14]&gt;0);MID([.E14];9;7)&amp;&quot;,&quot;&amp;[.G14]&amp;&quot;, &quot;&amp;[.I14];&quot;&quot;)">
            <text:p/>
          </table:table-cell>
          <table:table-cell table:formula="of:=[.B14]" office:value-type="string" office:string-value="15V BZT55C15">
            <text:p>15V BZT55C15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Fuse 10A</text:p>
          </table:table-cell>
          <table:table-cell table:style-name="ce8" office:value-type="string">
            <text:p>R-EU_WSC2515</text:p>
          </table:table-cell>
          <table:table-cell table:style-name="ce8" office:value-type="string">
            <text:p>F1, F2</text:p>
          </table:table-cell>
          <table:table-cell table:style-name="ce8" office:value-type="string">
            <text:p>RS 131-505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15]-[.F15]&gt;0;[.$G$1]*[.A15]-[.F15];0)" office:value-type="float" office:value="0">
            <text:p>0</text:p>
          </table:table-cell>
          <table:table-cell table:formula="of:=IF(AND([.E15]&lt;&gt;&quot;&quot;;[.G15]&gt;0);MID([.E15];9;7)&amp;&quot;,&quot;&amp;[.G15]&amp;&quot;, &quot;&amp;[.I15];&quot;&quot;)">
            <text:p/>
          </table:table-cell>
          <table:table-cell table:formula="of:=[.B15]" office:value-type="string" office:string-value="Fuse 10A">
            <text:p>Fuse 10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224D</text:p>
          </table:table-cell>
          <table:table-cell table:style-name="ce8" office:value-type="string">
            <text:p>LM324D</text:p>
          </table:table-cell>
          <table:table-cell table:style-name="ce8" office:value-type="string">
            <text:p>IC1, IC2</text:p>
          </table:table-cell>
          <table:table-cell table:style-name="ce8" office:value-type="string">
            <text:p>Farnell 1426352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6]-[.F16]&gt;0;[.$G$1]*[.A16]-[.F16];0)" office:value-type="float" office:value="0">
            <text:p>0</text:p>
          </table:table-cell>
          <table:table-cell table:formula="of:=IF(AND([.E16]&lt;&gt;&quot;&quot;;[.G16]&gt;0);MID([.E16];9;7)&amp;&quot;,&quot;&amp;[.G16]&amp;&quot;, &quot;&amp;[.I16];&quot;&quot;)">
            <text:p/>
          </table:table-cell>
          <table:table-cell table:formula="of:=[.B16]" office:value-type="string" office:string-value="LM224D">
            <text:p>LM224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AVR_XMEGA_A4_44A</text:p>
          </table:table-cell>
          <table:table-cell table:style-name="ce8" office:value-type="string">
            <text:p>IC3</text:p>
          </table:table-cell>
          <table:table-cell table:style-name="ce8" office:value-type="string">
            <text:p>http://shop.embedit.de/product__809.php</text:p>
          </table:table-cell>
          <table:table-cell table:style-name="ce9" office:value-type="float" office:value="24">
            <text:p>24</text:p>
          </table:table-cell>
          <table:table-cell table:style-name="ce9" table:formula="of:=IF([.$G$1]*[.A17]-[.F17]&gt;0;[.$G$1]*[.A17]-[.F17];0)" office:value-type="float" office:value="0">
            <text:p>0</text:p>
          </table:table-cell>
          <table:table-cell table:formula="of:=IF(AND([.E17]&lt;&gt;&quot;&quot;;[.G17]&gt;0);MID([.E17];9;7)&amp;&quot;,&quot;&amp;[.G17]&amp;&quot;, &quot;&amp;[.I17];&quot;&quot;)">
            <text:p/>
          </table:table-cell>
          <table:table-cell table:formula="of:=[.B17]" office:value-type="string" office:string-value="AVR_XMEGA_A4_44A">
            <text:p>AVR_XMEGA_A4_44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78L10SMD</text:p>
          </table:table-cell>
          <table:table-cell table:style-name="ce8" office:value-type="string">
            <text:p>IC5</text:p>
          </table:table-cell>
          <table:table-cell table:style-name="ce8" office:value-type="string">
            <text:p>Reichelt µA 78L10 SMD</text:p>
          </table:table-cell>
          <table:table-cell table:style-name="ce12" office:value-type="float" office:value="4">
            <text:p>4</text:p>
          </table:table-cell>
          <table:table-cell table:style-name="ce9" table:formula="of:=IF([.$G$1]*[.A18]-[.F18]&gt;0;[.$G$1]*[.A18]-[.F18];0)" office:value-type="float" office:value="0">
            <text:p>0</text:p>
          </table:table-cell>
          <table:table-cell table:formula="of:=IF(AND([.E18]&lt;&gt;&quot;&quot;;[.G18]&gt;0);MID([.E18];9;7)&amp;&quot;,&quot;&amp;[.G18]&amp;&quot;, &quot;&amp;[.I18];&quot;&quot;)">
            <text:p/>
          </table:table-cell>
          <table:table-cell table:formula="of:=[.B18]" office:value-type="string" office:string-value="78L10SMD">
            <text:p>78L10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COILCRAFT_D333</text:p>
          </table:table-cell>
          <table:table-cell table:style-name="ce8" office:value-type="string">
            <text:p>L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IF([.$G$1]*[.A19]-[.F19]&gt;0;[.$G$1]*[.A19]-[.F19];0)" office:value-type="float" office:value="0">
            <text:p>0</text:p>
          </table:table-cell>
          <table:table-cell table:formula="of:=IF(AND([.E19]&lt;&gt;&quot;&quot;;[.G19]&gt;0);MID([.E19];9;7)&amp;&quot;,&quot;&amp;[.G19]&amp;&quot;, &quot;&amp;[.I19];&quot;&quot;)">
            <text:p/>
          </table:table-cell>
          <table:table-cell table:formula="of:=[.B19]" office:value-type="string" office:string-value="COILCRAFT_D333">
            <text:p>COILCRAFT_D333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27nH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L7</text:p>
          </table:table-cell>
          <table:table-cell table:style-name="ce8" office:value-type="string">
            <text:p>Farnell 145781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20]-[.F20]&gt;0;[.$G$1]*[.A20]-[.F20];0)" office:value-type="float" office:value="0">
            <text:p>0</text:p>
          </table:table-cell>
          <table:table-cell table:formula="of:=IF(AND([.E20]&lt;&gt;&quot;&quot;;[.G20]&gt;0);MID([.E20];9;7)&amp;&quot;,&quot;&amp;[.G20]&amp;&quot;, &quot;&amp;[.I20];&quot;&quot;)">
            <text:p/>
          </table:table-cell>
          <table:table-cell table:formula="of:=[.B20]" office:value-type="string" office:string-value="27nH">
            <text:p>27nH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LED5MM</text:p>
          </table:table-cell>
          <table:table-cell table:style-name="ce8" office:value-type="string">
            <text:p>LED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IF([.$G$1]*[.A21]-[.F21]&gt;0;[.$G$1]*[.A21]-[.F21];0)" office:value-type="float" office:value="0">
            <text:p>0</text:p>
          </table:table-cell>
          <table:table-cell table:formula="of:=IF(AND([.E21]&lt;&gt;&quot;&quot;;[.G21]&gt;0);MID([.E21];9;7)&amp;&quot;,&quot;&amp;[.G21]&amp;&quot;, &quot;&amp;[.I21];&quot;&quot;)">
            <text:p/>
          </table:table-cell>
          <table:table-cell table:formula="of:=[.B21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ILD217</text:p>
          </table:table-cell>
          <table:table-cell table:style-name="ce8" office:value-type="string">
            <text:p>OK1</text:p>
          </table:table-cell>
          <table:table-cell table:style-name="ce8" office:value-type="string">
            <text:p>Farnell 1469512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2]-[.F22]&gt;0;[.$G$1]*[.A22]-[.F22];0)" office:value-type="float" office:value="0">
            <text:p>0</text:p>
          </table:table-cell>
          <table:table-cell table:formula="of:=IF(AND([.E22]&lt;&gt;&quot;&quot;;[.G22]&gt;0);MID([.E22];9;7)&amp;&quot;,&quot;&amp;[.G22]&amp;&quot;, &quot;&amp;[.I22];&quot;&quot;)">
            <text:p/>
          </table:table-cell>
          <table:table-cell table:formula="of:=[.B22]" office:value-type="string" office:string-value="ILD217">
            <text:p>ILD217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number-columns-repeated="2" table:style-name="ce8" office:value-type="string">
            <text:p>BC817-25SMD</text:p>
          </table:table-cell>
          <table:table-cell table:style-name="ce8" office:value-type="string">
            <text:p>Q1, Q2, Q7, Q8, Q9, Q10, Q11</text:p>
          </table:table-cell>
          <table:table-cell table:style-name="ce8" office:value-type="string">
            <text:p>Reichelt BC 817-25 SMD</text:p>
          </table:table-cell>
          <table:table-cell table:style-name="ce9"/>
          <table:table-cell table:style-name="ce9" table:formula="of:=IF([.$G$1]*[.A23]-[.F23]&gt;0;[.$G$1]*[.A23]-[.F23];0)" office:value-type="float" office:value="28">
            <text:p>28</text:p>
          </table:table-cell>
          <table:table-cell table:formula="of:=IF(AND([.E23]&lt;&gt;&quot;&quot;;[.G23]&gt;0);MID([.E23];9;7)&amp;&quot;,&quot;&amp;[.G23]&amp;&quot;, &quot;&amp;[.I23];&quot;&quot;)" office:value-type="string" office:string-value=" BC 817,28, BC817-25SMD">
            <text:p><text:s/>BC 817,28, BC817-25SMD</text:p>
          </table:table-cell>
          <table:table-cell table:formula="of:=[.B23]" office:value-type="string" office:string-value="BC817-25SMD">
            <text:p>BC817-25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CRYSTALHC49U-V</text:p>
          </table:table-cell>
          <table:table-cell table:style-name="ce8" office:value-type="string">
            <text:p>QU</text:p>
          </table:table-cell>
          <table:table-cell table:style-name="ce8" office:value-type="string">
            <text:p>Farnell 1469641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4]-[.F24]&gt;0;[.$G$1]*[.A24]-[.F24];0)" office:value-type="float" office:value="0">
            <text:p>0</text:p>
          </table:table-cell>
          <table:table-cell table:formula="of:=IF(AND([.E24]&lt;&gt;&quot;&quot;;[.G24]&gt;0);MID([.E24];9;7)&amp;&quot;,&quot;&amp;[.G24]&amp;&quot;, &quot;&amp;[.I24];&quot;&quot;)">
            <text:p/>
          </table:table-cell>
          <table:table-cell table:formula="of:=[.B24]" office:value-type="string" office:string-value="16MHz">
            <text:p>16MHz</text:p>
          </table:table-cell>
          <table:table-cell table:style-name="ce16" office:value-type="string">
            <text:p>Achtung, Quarz ist für SMD, aber Thru hole im Design!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string">
            <text:p>2k2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, R11, R14, R24</text:p>
          </table:table-cell>
          <table:table-cell table:style-name="ce9" office:value-type="string">
            <text:p>Farnell 1469765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5]-[.F25]&gt;0;[.$G$1]*[.A25]-[.F25];0)" office:value-type="float" office:value="0">
            <text:p>0</text:p>
          </table:table-cell>
          <table:table-cell table:formula="of:=IF(AND([.E25]&lt;&gt;&quot;&quot;;[.G25]&gt;0);MID([.E25];9;7)&amp;&quot;,&quot;&amp;[.G25]&amp;&quot;, &quot;&amp;[.I25];&quot;&quot;)">
            <text:p/>
          </table:table-cell>
          <table:table-cell table:formula="of:=[.B25]" office:value-type="string" office:string-value="2k2">
            <text:p>2k2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9" office:value-type="string">
            <text:p>Farnell 1469803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6]-[.F26]&gt;0;[.$G$1]*[.A26]-[.F26];0)" office:value-type="float" office:value="0">
            <text:p>0</text:p>
          </table:table-cell>
          <table:table-cell table:formula="of:=IF(AND([.E26]&lt;&gt;&quot;&quot;;[.G26]&gt;0);MID([.E26];9;7)&amp;&quot;,&quot;&amp;[.G26]&amp;&quot;, &quot;&amp;[.I26];&quot;&quot;)">
            <text:p/>
          </table:table-cell>
          <table:table-cell table:formula="of:=[.B26]" office:value-type="float" office:value="330">
            <text:p>33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-EU_R2512</text:p>
          </table:table-cell>
          <table:table-cell table:style-name="ce8" office:value-type="string">
            <text:p>R17, R18, R19, R21, R22, R32</text:p>
          </table:table-cell>
          <table:table-cell table:style-name="ce8" office:value-type="string">
            <text:p>Farnell 9235892 od 1100110</text:p>
          </table:table-cell>
          <table:table-cell table:style-name="ce9" office:value-type="float" office:value="30">
            <text:p>30</text:p>
          </table:table-cell>
          <table:table-cell table:style-name="ce9" table:formula="of:=IF([.$G$1]*[.A27]-[.F27]&gt;0;[.$G$1]*[.A27]-[.F27];0)" office:value-type="float" office:value="0">
            <text:p>0</text:p>
          </table:table-cell>
          <table:table-cell table:formula="of:=IF(AND([.E27]&lt;&gt;&quot;&quot;;[.G27]&gt;0);MID([.E27];9;7)&amp;&quot;,&quot;&amp;[.G27]&amp;&quot;, &quot;&amp;[.I27];&quot;&quot;)">
            <text:p/>
          </table:table-cell>
          <table:table-cell table:formula="of:=[.B27]" office:value-type="float" office:value="10">
            <text:p>10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0" office:value-type="string">
            <text:p>47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B, R25, R33, R36, R37, R53, R54, R55, R56, R57, R58, R59</text:p>
          </table:table-cell>
          <table:table-cell table:style-name="ce10" office:value-type="string">
            <text:p>Farnell 165330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28]-[.F28]&gt;0;[.$G$1]*[.A28]-[.F28];0)" office:value-type="float" office:value="0">
            <text:p>0</text:p>
          </table:table-cell>
          <table:table-cell table:formula="of:=IF(AND([.E28]&lt;&gt;&quot;&quot;;[.G28]&gt;0);MID([.E28];9;7)&amp;&quot;,&quot;&amp;[.G28]&amp;&quot;, &quot;&amp;[.I28];&quot;&quot;)">
            <text:p/>
          </table:table-cell>
          <table:table-cell table:formula="of:=[.B28]" office:value-type="string" office:string-value="47k - 0.1%">
            <text:p>47k - 0.1%</text:p>
          </table:table-cell>
          <table:table-cell table:style-name="ce16" office:value-type="string">
            <text:p>Achtung, Widerstand ist 0806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6">
          <table:table-cell table:style-name="ce8" office:value-type="float" office:value="23">
            <text:p>23</text:p>
          </table:table-cell>
          <table:table-cell table:style-name="ce8" office:value-type="string">
            <text:p>1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, R6, R38, R39, R40, R41, R42, R49, R50, R73, R77, R79, R80, R81, R82, R83, R84, R85, R86, R90, R91, R92, R100</text:p>
          </table:table-cell>
          <table:table-cell table:style-name="ce9" office:value-type="string">
            <text:p>Farnell 1469749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29]-[.F29]&gt;0;[.$G$1]*[.A29]-[.F29];0)" office:value-type="float" office:value="0">
            <text:p>0</text:p>
          </table:table-cell>
          <table:table-cell table:formula="of:=IF(AND([.E29]&lt;&gt;&quot;&quot;;[.G29]&gt;0);MID([.E29];9;7)&amp;&quot;,&quot;&amp;[.G29]&amp;&quot;, &quot;&amp;[.I29];&quot;&quot;)">
            <text:p/>
          </table:table-cell>
          <table:table-cell table:formula="of:=[.B29]" office:value-type="string" office:string-value="10k">
            <text:p>1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005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20</text:p>
          </table:table-cell>
          <table:table-cell table:style-name="ce8" office:value-type="string">
            <text:p>Farnell 1621986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30]-[.F30]&gt;0;[.$G$1]*[.A30]-[.F30];0)" office:value-type="float" office:value="0">
            <text:p>0</text:p>
          </table:table-cell>
          <table:table-cell table:formula="of:=IF(AND([.E30]&lt;&gt;&quot;&quot;;[.G30]&gt;0);MID([.E30];9;7)&amp;&quot;,&quot;&amp;[.G30]&amp;&quot;, &quot;&amp;[.I30];&quot;&quot;)">
            <text:p/>
          </table:table-cell>
          <table:table-cell table:formula="of:=[.B30]" office:value-type="string" office:string-value="0.005R">
            <text:p>0.005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6</text:p>
          </table:table-cell>
          <table:table-cell table:style-name="ce9" office:value-type="string">
            <text:p>Farnell 146964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1]-[.F31]&gt;0;[.$G$1]*[.A31]-[.F31];0)" office:value-type="float" office:value="0">
            <text:p>0</text:p>
          </table:table-cell>
          <table:table-cell table:formula="of:=IF(AND([.E31]&lt;&gt;&quot;&quot;;[.G31]&gt;0);MID([.E31];9;7)&amp;&quot;,&quot;&amp;[.G31]&amp;&quot;, &quot;&amp;[.I31];&quot;&quot;)">
            <text:p/>
          </table:table-cell>
          <table:table-cell table:formula="of:=[.B31]" office:value-type="string" office:string-value="100k">
            <text:p>10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9, R31, R67</text:p>
          </table:table-cell>
          <table:table-cell table:style-name="ce8" office:value-type="string">
            <text:p>Farnell 165325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32]-[.F32]&gt;0;[.$G$1]*[.A32]-[.F32];0)" office:value-type="float" office:value="0">
            <text:p>0</text:p>
          </table:table-cell>
          <table:table-cell table:formula="of:=IF(AND([.E32]&lt;&gt;&quot;&quot;;[.G32]&gt;0);MID([.E32];9;7)&amp;&quot;,&quot;&amp;[.G32]&amp;&quot;, &quot;&amp;[.I32];&quot;&quot;)">
            <text:p/>
          </table:table-cell>
          <table:table-cell table:formula="of:=[.B32]" office:value-type="string" office:string-value="10k - 0.1%">
            <text:p>1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2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B, R27, R34, R35, R52, R60, R61, R62, R63, R64, R65, R66</text:p>
          </table:table-cell>
          <table:table-cell table:style-name="ce10" office:value-type="string">
            <text:p>Farnell 165329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3]-[.F33]&gt;0;[.$G$1]*[.A33]-[.F33];0)" office:value-type="float" office:value="0">
            <text:p>0</text:p>
          </table:table-cell>
          <table:table-cell table:formula="of:=IF(AND([.E33]&lt;&gt;&quot;&quot;;[.G33]&gt;0);MID([.E33];9;7)&amp;&quot;,&quot;&amp;[.G33]&amp;&quot;, &quot;&amp;[.I33];&quot;&quot;)">
            <text:p/>
          </table:table-cell>
          <table:table-cell table:formula="of:=[.B33]" office:value-type="string" office:string-value="22k - 0.1%">
            <text:p>22k - 0.1%</text:p>
          </table:table-cell>
          <table:table-cell table:style-name="ce16" office:value-type="string">
            <text:p>Achtung, Widerstand ist 0806</text:p>
          </table:table-cell>
          <table:table-cell table:number-columns-repeated="2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0R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3, R5, R9, R10, R13, R15, R16, R101, R502</text:p>
          </table:table-cell>
          <table:table-cell table:style-name="ce12" office:value-type="string">
            <text:p>Farnell 146973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4]-[.F34]&gt;0;[.$G$1]*[.A34]-[.F34];0)" office:value-type="float" office:value="0">
            <text:p>0</text:p>
          </table:table-cell>
          <table:table-cell table:formula="of:=IF(AND([.E34]&lt;&gt;&quot;&quot;;[.G34]&gt;0);MID([.E34];9;7)&amp;&quot;,&quot;&amp;[.G34]&amp;&quot;, &quot;&amp;[.I34];&quot;&quot;)">
            <text:p/>
          </table:table-cell>
          <table:table-cell table:formula="of:=[.B34]" office:value-type="string" office:string-value="0R">
            <text:p>0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 office:value-type="string">
            <text:p>4r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, R8, R87, R88</text:p>
          </table:table-cell>
          <table:table-cell table:style-name="ce13" office:value-type="string">
            <text:p>Farnell 933218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5]-[.F35]&gt;0;[.$G$1]*[.A35]-[.F35];0)" office:value-type="float" office:value="0">
            <text:p>0</text:p>
          </table:table-cell>
          <table:table-cell table:formula="of:=IF(AND([.E35]&lt;&gt;&quot;&quot;;[.G35]&gt;0);MID([.E35];9;7)&amp;&quot;,&quot;&amp;[.G35]&amp;&quot;, &quot;&amp;[.I35];&quot;&quot;)">
            <text:p/>
          </table:table-cell>
          <table:table-cell table:formula="of:=[.B35]" office:value-type="string" office:string-value="4r7">
            <text:p>4r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string">
            <text:p>4k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3, R44, R45, R46, R47, R48, R78</text:p>
          </table:table-cell>
          <table:table-cell table:style-name="ce9" office:value-type="string">
            <text:p>Farnell 1469807 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36]-[.F36]&gt;0;[.$G$1]*[.A36]-[.F36];0)" office:value-type="float" office:value="0">
            <text:p>0</text:p>
          </table:table-cell>
          <table:table-cell table:formula="of:=IF(AND([.E36]&lt;&gt;&quot;&quot;;[.G36]&gt;0);MID([.E36];9;7)&amp;&quot;,&quot;&amp;[.G36]&amp;&quot;, &quot;&amp;[.I36];&quot;&quot;)">
            <text:p/>
          </table:table-cell>
          <table:table-cell table:formula="of:=[.B36]" office:value-type="string" office:string-value="4k7">
            <text:p>4k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1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51</text:p>
          </table:table-cell>
          <table:table-cell table:style-name="ce8" office:value-type="string">
            <text:p>Farnell 1100053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7]-[.F37]&gt;0;[.$G$1]*[.A37]-[.F37];0)" office:value-type="float" office:value="0">
            <text:p>0</text:p>
          </table:table-cell>
          <table:table-cell table:formula="of:=IF(AND([.E37]&lt;&gt;&quot;&quot;;[.G37]&gt;0);MID([.E37];9;7)&amp;&quot;,&quot;&amp;[.G37]&amp;&quot;, &quot;&amp;[.I37];&quot;&quot;)">
            <text:p/>
          </table:table-cell>
          <table:table-cell table:formula="of:=[.B37]" office:value-type="string" office:string-value="0.1R">
            <text:p>0.1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68, R69, R95</text:p>
          </table:table-cell>
          <table:table-cell table:style-name="ce8" office:value-type="string">
            <text:p>Farnell 165326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38]-[.F38]&gt;0;[.$G$1]*[.A38]-[.F38];0)" office:value-type="float" office:value="0">
            <text:p>0</text:p>
          </table:table-cell>
          <table:table-cell table:formula="of:=IF(AND([.E38]&lt;&gt;&quot;&quot;;[.G38]&gt;0);MID([.E38];9;7)&amp;&quot;,&quot;&amp;[.G38]&amp;&quot;, &quot;&amp;[.I38];&quot;&quot;)">
            <text:p/>
          </table:table-cell>
          <table:table-cell table:formula="of:=[.B38]" office:value-type="string" office:string-value="2k - 0.1%">
            <text:p>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NB12K00103JBB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, R23</text:p>
          </table:table-cell>
          <table:table-cell table:style-name="ce8" office:value-type="string">
            <text:p>Farnell 9528075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39]-[.F39]&gt;0;[.$G$1]*[.A39]-[.F39];0)" office:value-type="float" office:value="0">
            <text:p>0</text:p>
          </table:table-cell>
          <table:table-cell table:formula="of:=IF(AND([.E39]&lt;&gt;&quot;&quot;;[.G39]&gt;0);MID([.E39];9;7)&amp;&quot;,&quot;&amp;[.G39]&amp;&quot;, &quot;&amp;[.I39];&quot;&quot;)">
            <text:p/>
          </table:table-cell>
          <table:table-cell table:formula="of:=[.B39]" office:value-type="string" office:string-value="NB12K00103JBB">
            <text:p>NB12K00103JBB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36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0</text:p>
          </table:table-cell>
          <table:table-cell table:style-name="ce8" office:value-type="string">
            <text:p>Farnell 1400608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40]-[.F40]&gt;0;[.$G$1]*[.A40]-[.F40];0)" office:value-type="float" office:value="0">
            <text:p>0</text:p>
          </table:table-cell>
          <table:table-cell table:formula="of:=IF(AND([.E40]&lt;&gt;&quot;&quot;;[.G40]&gt;0);MID([.E40];9;7)&amp;&quot;,&quot;&amp;[.G40]&amp;&quot;, &quot;&amp;[.I40];&quot;&quot;)">
            <text:p/>
          </table:table-cell>
          <table:table-cell table:formula="of:=[.B40]" office:value-type="string" office:string-value="36k - 0.1%">
            <text:p>36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2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1, R72, R97</text:p>
          </table:table-cell>
          <table:table-cell table:style-name="ce8" office:value-type="string">
            <text:p>Farnell 1612041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41]-[.F41]&gt;0;[.$G$1]*[.A41]-[.F41];0)" office:value-type="float" office:value="0">
            <text:p>0</text:p>
          </table:table-cell>
          <table:table-cell table:formula="of:=IF(AND([.E41]&lt;&gt;&quot;&quot;;[.G41]&gt;0);MID([.E41];9;7)&amp;&quot;,&quot;&amp;[.G41]&amp;&quot;, &quot;&amp;[.I41];&quot;&quot;)">
            <text:p/>
          </table:table-cell>
          <table:table-cell table:formula="of:=[.B41]" office:value-type="string" office:string-value="120k - 0.1%">
            <text:p>12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float" office:value="820">
            <text:p>820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4, R76</text:p>
          </table:table-cell>
          <table:table-cell table:style-name="ce9" office:value-type="string">
            <text:p>Farnell 1469841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42]-[.F42]&gt;0;[.$G$1]*[.A42]-[.F42];0)" office:value-type="float" office:value="0">
            <text:p>0</text:p>
          </table:table-cell>
          <table:table-cell table:formula="of:=IF(AND([.E42]&lt;&gt;&quot;&quot;;[.G42]&gt;0);MID([.E42];9;7)&amp;&quot;,&quot;&amp;[.G42]&amp;&quot;, &quot;&amp;[.I42];&quot;&quot;)">
            <text:p/>
          </table:table-cell>
          <table:table-cell table:formula="of:=[.B42]" office:value-type="float" office:value="820">
            <text:p>82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spare</text:p>
          </table:table-cell>
          <table:table-cell table:style-name="ce8" office:value-type="string">
            <text:p>MA07-1</text:p>
          </table:table-cell>
          <table:table-cell table:style-name="ce8" office:value-type="string">
            <text:p>SV1</text:p>
          </table:table-cell>
          <table:table-cell table:number-columns-repeated="2"/>
          <table:table-cell table:style-name="ce9" table:formula="of:=IF([.$G$1]*[.A43]-[.F43]&gt;0;[.$G$1]*[.A43]-[.F43];0)" office:value-type="float" office:value="0">
            <text:p>0</text:p>
          </table:table-cell>
          <table:table-cell table:formula="of:=IF(AND([.E43]&lt;&gt;&quot;&quot;;[.G43]&gt;0);MID([.E43];9;7)&amp;&quot;,&quot;&amp;[.G43]&amp;&quot;, &quot;&amp;[.I43];&quot;&quot;)">
            <text:p/>
          </table:table-cell>
          <table:table-cell table:formula="of:=[.B43]" office:value-type="string" office:string-value="spare">
            <text:p>spare</text:p>
          </table:table-cell>
          <table:table-cell table:number-columns-repeated="3"/>
          <table:table-cell table:style-name="ce1" table:number-columns-repeated="4"/>
          <table:table-cell table:style-name="Default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mm</text:p>
          </table:table-cell>
          <table:table-cell table:style-name="ce8" office:value-type="string">
            <text:p>ML6L</text:p>
          </table:table-cell>
          <table:table-cell table:style-name="ce8" office:value-type="string">
            <text:p>SV4</text:p>
          </table:table-cell>
          <table:table-cell table:style-name="ce8" office:value-type="string">
            <text:p>Farnell 1096979 Bu 1097021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44]-[.F44]&gt;0;[.$G$1]*[.A44]-[.F44];0)" office:value-type="float" office:value="0">
            <text:p>0</text:p>
          </table:table-cell>
          <table:table-cell table:formula="of:=IF(AND([.E44]&lt;&gt;&quot;&quot;;[.G44]&gt;0);MID([.E44];9;7)&amp;&quot;,&quot;&amp;[.G44]&amp;&quot;, &quot;&amp;[.I44];&quot;&quot;)">
            <text:p/>
          </table:table-cell>
          <table:table-cell table:formula="of:=[.B44]" office:value-type="string" office:string-value="comm">
            <text:p>comm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CON_BOX_10L</text:p>
          </table:table-cell>
          <table:table-cell table:style-name="ce8" office:value-type="string">
            <text:p>SV5</text:p>
          </table:table-cell>
          <table:table-cell table:style-name="ce8" office:value-type="string">
            <text:p>Farnell 1099245 od 835993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5]-[.F45]&gt;0;[.$G$1]*[.A45]-[.F45];0)" office:value-type="float" office:value="2">
            <text:p>2</text:p>
          </table:table-cell>
          <table:table-cell table:formula="of:=IF(AND([.E45]&lt;&gt;&quot;&quot;;[.G45]&gt;0);MID([.E45];9;7)&amp;&quot;,&quot;&amp;[.G45]&amp;&quot;, &quot;&amp;[.I45];&quot;&quot;)" office:value-type="string" office:string-value="1099245,2, 0">
            <text:p>1099245,2, 0</text:p>
          </table:table-cell>
          <table:table-cell table:formula="of:=[.B45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number-columns-repeated="2" table:style-name="ce8" office:value-type="string">
            <text:p>MOSFET-NIRLR8743</text:p>
          </table:table-cell>
          <table:table-cell table:style-name="ce8" office:value-type="string">
            <text:p>T1, T2, T3, T4, T5, T6, T11</text:p>
          </table:table-cell>
          <table:table-cell table:style-name="ce8" office:value-type="string">
            <text:p>Farnell 1551908</text:p>
          </table:table-cell>
          <table:table-cell table:style-name="ce9" office:value-type="float" office:value="99">
            <text:p>99</text:p>
          </table:table-cell>
          <table:table-cell table:style-name="ce9" table:formula="of:=IF([.$G$1]*[.A46]-[.F46]&gt;0;[.$G$1]*[.A46]-[.F46];0)" office:value-type="float" office:value="0">
            <text:p>0</text:p>
          </table:table-cell>
          <table:table-cell table:formula="of:=IF(AND([.E46]&lt;&gt;&quot;&quot;;[.G46]&gt;0);MID([.E46];9;7)&amp;&quot;,&quot;&amp;[.G46]&amp;&quot;, &quot;&amp;[.I46];&quot;&quot;)">
            <text:p/>
          </table:table-cell>
          <table:table-cell table:formula="of:=[.B46]" office:value-type="string" office:string-value="MOSFET-NIRLR8743">
            <text:p>MOSFET-NIRLR8743</text:p>
          </table:table-cell>
          <table:table-cell table:number-columns-repeated="3"/>
          <table:table-cell table:style-name="ce1" table:number-columns-repeated="5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FDC6401N</text:p>
          </table:table-cell>
          <table:table-cell table:style-name="ce8" office:value-type="string">
            <text:p>T10</text:p>
          </table:table-cell>
          <table:table-cell table:style-name="ce8" office:value-type="string">
            <text:p>Farnell 146796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47]-[.F47]&gt;0;[.$G$1]*[.A47]-[.F47];0)" office:value-type="float" office:value="0">
            <text:p>0</text:p>
          </table:table-cell>
          <table:table-cell table:formula="of:=IF(AND([.E47]&lt;&gt;&quot;&quot;;[.G47]&gt;0);MID([.E47];9;7)&amp;&quot;,&quot;&amp;[.G47]&amp;&quot;, &quot;&amp;[.I47];&quot;&quot;)">
            <text:p/>
          </table:table-cell>
          <table:table-cell table:formula="of:=[.B47]" office:value-type="string" office:string-value="FDC6401N">
            <text:p>FDC6401N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3">
            <text:p>3</text:p>
          </table:table-cell>
          <table:table-cell table:number-columns-repeated="2" table:style-name="ce8" office:value-type="string">
            <text:p>QS6J1=FDC6312P</text:p>
          </table:table-cell>
          <table:table-cell table:style-name="ce8" office:value-type="string">
            <text:p>T8, T9, T14</text:p>
          </table:table-cell>
          <table:table-cell table:style-name="ce8" office:value-type="string">
            <text:p>Farnell 1525470 od 1700713</text:p>
          </table:table-cell>
          <table:table-cell table:style-name="ce9" office:value-type="float" office:value="12">
            <text:p>12</text:p>
          </table:table-cell>
          <table:table-cell table:style-name="ce9" table:formula="of:=IF([.$G$1]*[.A48]-[.F48]&gt;0;[.$G$1]*[.A48]-[.F48];0)" office:value-type="float" office:value="0">
            <text:p>0</text:p>
          </table:table-cell>
          <table:table-cell table:formula="of:=IF(AND([.E48]&lt;&gt;&quot;&quot;;[.G48]&gt;0);MID([.E48];9;7)&amp;&quot;,&quot;&amp;[.G48]&amp;&quot;, &quot;&amp;[.I48];&quot;&quot;)">
            <text:p/>
          </table:table-cell>
          <table:table-cell table:formula="of:=[.B48]" office:value-type="string" office:string-value="QS6J1=FDC6312P">
            <text:p>QS6J1=FDC6312P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0">
            <text:p>0</text:p>
          </table:table-cell>
          <table:table-cell table:number-columns-repeated="2" table:style-name="ce8" office:value-type="string">
            <text:p>TPTP15R</text:p>
          </table:table-cell>
          <table:table-cell table:style-name="ce8" office:value-type="string">
            <text:p>TP1, TP2, TP3, TP4, TP5, TP6</text:p>
          </table:table-cell>
          <table:table-cell table:number-columns-repeated="2" table:style-name="ce9"/>
          <table:table-cell table:style-name="ce9" table:formula="of:=IF([.$G$1]*[.A49]-[.F49]&gt;0;[.$G$1]*[.A49]-[.F49];0)" office:value-type="float" office:value="0">
            <text:p>0</text:p>
          </table:table-cell>
          <table:table-cell table:formula="of:=IF(AND([.E49]&lt;&gt;&quot;&quot;;[.G49]&gt;0);MID([.E49];9;7)&amp;&quot;,&quot;&amp;[.G49]&amp;&quot;, &quot;&amp;[.I49];&quot;&quot;)">
            <text:p/>
          </table:table-cell>
          <table:table-cell table:formula="of:=[.B49]" office:value-type="string" office:string-value="TPTP15R">
            <text:p>TPTP15R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1">
            <text:p>1</text:p>
          </table:table-cell>
          <table:table-cell table:number-columns-repeated="2" table:style-name="ce8" office:value-type="string">
            <text:p>LM1117</text:p>
          </table:table-cell>
          <table:table-cell table:style-name="ce8" office:value-type="string">
            <text:p>U$1</text:p>
          </table:table-cell>
          <table:table-cell table:style-name="ce9"/>
          <table:table-cell table:style-name="ce9" office:value-type="float" office:value="80">
            <text:p>80</text:p>
          </table:table-cell>
          <table:table-cell table:style-name="ce9" table:formula="of:=IF([.$G$1]*[.A50]-[.F50]&gt;0;[.$G$1]*[.A50]-[.F50];0)" office:value-type="float" office:value="0">
            <text:p>0</text:p>
          </table:table-cell>
          <table:table-cell table:formula="of:=IF(AND([.E50]&lt;&gt;&quot;&quot;;[.G50]&gt;0);MID([.E50];9;7)&amp;&quot;,&quot;&amp;[.G50]&amp;&quot;, &quot;&amp;[.I50];&quot;&quot;)">
            <text:p/>
          </table:table-cell>
          <table:table-cell table:formula="of:=[.B50]" office:value-type="string" office:string-value="LM1117">
            <text:p>LM1117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2">
            <text:p>2</text:p>
          </table:table-cell>
          <table:table-cell table:number-columns-repeated="2" table:style-name="ce8" office:value-type="string">
            <text:p>LM5106</text:p>
          </table:table-cell>
          <table:table-cell table:style-name="ce8" office:value-type="string">
            <text:p>U$3, U$4</text:p>
          </table:table-cell>
          <table:table-cell table:style-name="ce8" office:value-type="string">
            <text:p>Farnell 1312793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51]-[.F51]&gt;0;[.$G$1]*[.A51]-[.F51];0)" office:value-type="float" office:value="0">
            <text:p>0</text:p>
          </table:table-cell>
          <table:table-cell table:formula="of:=IF(AND([.E51]&lt;&gt;&quot;&quot;;[.G51]&gt;0);MID([.E51];9;7)&amp;&quot;,&quot;&amp;[.G51]&amp;&quot;, &quot;&amp;[.I51];&quot;&quot;)">
            <text:p/>
          </table:table-cell>
          <table:table-cell table:formula="of:=[.B51]" office:value-type="string" office:string-value="LM5106">
            <text:p>LM5106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table:style-name="ce8" office:value-type="string">
            <text:p>bu 6</text:p>
          </table:table-cell>
          <table:table-cell table:number-columns-repeated="2"/>
          <table:table-cell office:value-type="string">
            <text:p>Farnell 1097021</text:p>
          </table:table-cell>
          <table:table-cell table:style-name="ce8" office:value-type="float" office:value="4">
            <text:p>4</text:p>
          </table:table-cell>
          <table:table-cell table:style-name="ce9" table:formula="of:=IF([.$G$1]*[.A52]-[.F52]&gt;0;[.$G$1]*[.A52]-[.F52];0)" office:value-type="float" office:value="0">
            <text:p>0</text:p>
          </table:table-cell>
          <table:table-cell table:formula="of:=IF(AND([.E52]&lt;&gt;&quot;&quot;;[.G52]&gt;0);MID([.E52];9;7)&amp;&quot;,&quot;&amp;[.G52]&amp;&quot;, &quot;&amp;[.I52];&quot;&quot;)">
            <text:p/>
          </table:table-cell>
          <table:table-cell table:formula="of:=[.B52]" office:value-type="string" office:string-value="bu 6">
            <text:p>bu 6</text:p>
          </table:table-cell>
          <table:table-cell table:number-columns-repeated="3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u10</text:p>
          </table:table-cell>
          <table:table-cell office:value-type="string">
            <text:p>Buchse 8!</text:p>
          </table:table-cell>
          <table:table-cell/>
          <table:table-cell table:style-name="ce8" office:value-type="string">
            <text:p>Fischer s.u.</text:p>
          </table:table-cell>
          <table:table-cell office:value-type="float" office:value="4">
            <text:p>4</text:p>
          </table:table-cell>
          <table:table-cell table:style-name="ce9" table:formula="of:=IF([.$G$1]*[.A53]-[.F53]&gt;0;[.$G$1]*[.A53]-[.F53];0)" office:value-type="float" office:value="0">
            <text:p>0</text:p>
          </table:table-cell>
          <table:table-cell table:formula="of:=IF(AND([.E53]&lt;&gt;&quot;&quot;;[.G53]&gt;0);MID([.E53];9;7)&amp;&quot;,&quot;&amp;[.G53]&amp;&quot;, &quot;&amp;[.I53];&quot;&quot;)">
            <text:p/>
          </table:table-cell>
          <table:table-cell table:formula="of:=[.B53]" office:value-type="string" office:string-value="Bu10">
            <text:p>Bu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/>
          <table:table-cell table:style-name="ce8"/>
          <table:table-cell table:style-name="ce9" table:formula="of:=IF([.$G$1]*[.A54]-[.F54]&gt;0;[.$G$1]*[.A54]-[.F54];0)" office:value-type="float" office:value="0">
            <text:p>0</text:p>
          </table:table-cell>
          <table:table-cell table:formula="of:=IF(AND([.E54]&lt;&gt;&quot;&quot;;[.G54]&gt;0);MID([.E54];9;7)&amp;&quot;,&quot;&amp;[.G54]&amp;&quot;, &quot;&amp;[.I54];&quot;&quot;)">
            <text:p/>
          </table:table-cell>
          <table:table-cell table:formula="of:=[.B54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4941</text:p>
          </table:table-cell>
          <table:table-cell office:value-type="string">
            <text:p>DPAK</text:p>
          </table:table-cell>
          <table:table-cell/>
          <table:table-cell office:value-type="string">
            <text:p>Farnell 1703361</text:p>
          </table:table-cell>
          <table:table-cell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formula="of:=IF(AND([.E55]&lt;&gt;&quot;&quot;;[.G55]&gt;0);MID([.E55];9;7)&amp;&quot;,&quot;&amp;[.G55]&amp;&quot;, &quot;&amp;[.I55];&quot;&quot;)">
            <text:p/>
          </table:table-cell>
          <table:table-cell table:formula="of:=[.B55]" office:value-type="string" office:string-value="L4941">
            <text:p>L494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rnell 13247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AND([.E56]&lt;&gt;&quot;&quot;;[.G56]&gt;0);MID([.E56];9;7)&amp;&quot;,&quot;&amp;[.G56]&amp;&quot;, &quot;&amp;[.I56];&quot;&quot;)">
            <text:p/>
          </table:table-cell>
          <table:table-cell/>
          <table:table-cell table:number-columns-repeated="1015"/>
        </table:table-row>
        <table:table-row table:style-name="ro1">
          <table:table-cell/>
          <table:table-cell office:value-type="string">
            <text:p>lm317</text:p>
          </table:table-cell>
          <table:table-cell table:number-columns-repeated="2"/>
          <table:table-cell office:value-type="string">
            <text:p>Farnell 146908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IF(AND([.E57]&lt;&gt;&quot;&quot;;[.G57]&gt;0);MID([.E57];9;7)&amp;&quot;,&quot;&amp;[.G57]&amp;&quot;, &quot;&amp;[.I57];&quot;&quot;)">
            <text:p/>
          </table:table-cell>
          <table: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ehäuse Lader</text:p>
          </table:table-cell>
          <table:table-cell table:number-columns-repeated="2"/>
          <table:table-cell office:value-type="string">
            <text:p>Fischer AKG 55 24 100 S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ehäuse Display</text:p>
          </table:table-cell>
          <table:table-cell table:number-columns-repeated="2"/>
          <table:table-cell office:value-type="string">
            <text:p>Fischer AKG 55 16 80 SA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ehäuse Combi</text:p>
          </table:table-cell>
          <table:table-cell table:number-columns-repeated="2"/>
          <table:table-cell office:value-type="string">
            <text:p>Fischer AKG 55 28 100 SA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nkelstecker 8 Pol</text:p>
          </table:table-cell>
          <table:table-cell table:number-columns-repeated="2"/>
          <table:table-cell office:value-type="string">
            <text:p>Fischer ASLA 08 G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inkelstecker 6 Pol</text:p>
          </table:table-cell>
          <table:table-cell table:number-columns-repeated="2"/>
          <table:table-cell office:value-type="string">
            <text:p>Fischer ASLA 06 G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uchsen 8 Pol</text:p>
          </table:table-cell>
          <table:table-cell table:number-columns-repeated="2"/>
          <table:table-cell office:value-type="string">
            <text:p>Fischer FLMP 08 G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uchsen 6 Pol</text:p>
          </table:table-cell>
          <table:table-cell table:number-columns-repeated="2"/>
          <table:table-cell office:value-type="string">
            <text:p>Fischer FLMP 06 G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Ringkern</text:p>
          </table:table-cell>
          <table:table-cell table:number-columns-repeated="2"/>
          <table:table-cell table:style-name="ce1" office:value-type="string">
            <text:p><text:a xlink:href="http://www.spulen.com/">http://www.spulen.com</text:a> Artikelnummer:T24/011/9 Hersteller:Magnetics (55350-A2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raht</text:p>
          </table:table-cell>
          <table:table-cell office:value-type="string">
            <text:p>Durchmesser 1,4mm 25 Windungen</text:p>
          </table:table-cell>
          <table:table-cell table:style-name="ce11"/>
          <table:table-cell table:style-name="ce14" office:value-type="string">
            <text:p><text:a xlink:href="http://www.spulen.com/">www.spulen.com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/>
          <table:table-cell table:style-name="ce2"/>
          <table:table-cell table:number-columns-repeated="1019"/>
        </table:table-row>
        <table:table-row table:style-name="ro1">
          <table:table-cell table:number-columns-repeated="3"/>
          <table:table-cell table:style-name="ce11"/>
          <table:table-cell table:style-name="ce1"/>
          <table:table-cell table:number-columns-repeated="1019"/>
        </table:table-row>
        <table:table-row table:style-name="ro1">
          <table:table-cell table:number-columns-repeated="3"/>
          <table:table-cell table:style-name="ce11"/>
          <table:table-cell table:style-name="ce15"/>
          <table:table-cell table:number-columns-repeated="1019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'Bestellung 2'.M3:'Bestellung 2'.Q4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8cm" fo:margin-bottom="2cm" fo:margin-left="1.065cm" fo:margin-right="1.219cm"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.05.2012</text:date>, <text:time>21:49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31T11:52:58.20</meta:creation-date>
    <meta:editing-duration>PT4H28M43S</meta:editing-duration>
    <meta:editing-cycles>23</meta:editing-cycles>
    <meta:generator>OpenOffice.org/3.3$Win32 OpenOffice.org_project/330m20$Build-9567</meta:generator>
    <dc:date>2012-05-18T21:49:29.06</dc:date>
    <meta:printed-by>Fabian Huslik</meta:printed-by>
    <meta:print-date>2010-03-23T11:03:13</meta:print-date>
    <meta:document-statistic meta:table-count="3" meta:cell-count="1013" meta:object-count="0"/>
  </office:meta>
</office:document-meta>
</file>